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9146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9362in"/>
    </style:style>
    <style:style style:name="co19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transparent"/>
    </style:style>
    <style:style style:name="ce16" style:family="table-cell" style:parent-style-name="Default" style:data-style-name="N11">
      <style:table-cell-properties fo:background-color="transparent"/>
    </style:style>
    <style:style style:name="ce17" style:family="table-cell" style:parent-style-name="Default" style:data-style-name="N61">
      <style:table-cell-properties fo:background-color="transparent"/>
    </style:style>
    <style:style style:name="ce7" style:family="table-cell" style:parent-style-name="Default" style:data-style-name="N11">
      <style:table-cell-properties fo:background-color="#ffff00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fo:background-color="transparent"/>
      <style:text-properties fo:color="#c9211e" fo:font-weight="bold" style:font-weight-asian="bold" style:font-weight-complex="bold"/>
    </style:style>
    <style:style style:name="ce28" style:family="table-cell" style:parent-style-name="Default" style:data-style-name="N2">
      <style:table-cell-properties fo:background-color="transparent"/>
    </style:style>
    <style:style style:name="ce29" style:family="table-cell" style:parent-style-name="Default" style:data-style-name="N121">
      <style:table-cell-properties fo:background-color="transparent"/>
      <style:text-properties fo:color="#00a933" fo:font-weight="bold" style:font-weight-asian="bold" style:font-weight-complex="bold"/>
    </style:style>
    <style:style style:name="ce33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11">
      <style:table-cell-properties fo:background-color="transparent"/>
      <style:text-properties style:text-underline-style="solid" style:text-underline-width="auto" style:text-underline-color="font-color"/>
    </style:style>
    <style:style style:name="ce39" style:family="table-cell" style:parent-style-name="Default" style:data-style-name="N61">
      <style:table-cell-properties fo:background-color="transparent"/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ext-properties fo:font-weight="bold" style:font-weight-asian="bold" style:font-weight-complex="bold"/>
    </style:style>
    <style:style style:name="ce3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ferenc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yst_variations1[0]="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]="_rho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2]="_bkg_p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3]="_bkg_m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4]="_bkg_p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5]="_bkg_m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6]="_bkg_p10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7]="_bkg_m10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8]="_Rbup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9]="_Rbdown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0]="_Rbup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1]="_Rbdown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2]="_uds_p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3]="_uds_m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4]="_uds_p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5]="_uds_m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6]="_heavy_p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7]="_heavy_m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8]="_heavy_p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9]="_heavy_m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20]="";//not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correction</text:p>
          </table:table-cell>
        </table:table-row>
      </table:table>
      <table:table table:name="bb_pol2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" table:number-columns-repeated="2" table:default-cell-style-name="ce12"/>
        <table:table-column table:style-name="co13" table:default-cell-style-name="ce12"/>
        <table:table-column table:style-name="co1" table:number-columns-repeated="1010" table:default-cell-style-name="ce12"/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2"/>
          <table:table-cell table:style-name="ce19" office:value-type="string" calcext:value-type="string">
            <text:p>Stat</text:p>
          </table:table-cell>
          <table:table-cell table:style-name="ce20" table:formula="of:=[.K1]" office:value-type="percentage" office:value="0.002213364" calcext:value-type="percentage">
            <text:p>0.22%</text:p>
          </table:table-cell>
          <table:table-cell table:style-name="ce5" table:number-columns-repeated="3"/>
          <table:table-cell table:style-name="ce5" office:value-type="string" calcext:value-type="string">
            <text:p>Relative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rho</text:p>
          </table:table-cell>
          <table:table-cell table:style-name="ce5" table:formula="of:=100*ABS([.I2]-[.I1])" office:value-type="float" office:value="0" calcext:value-type="float">
            <text:p>0</text:p>
          </table:table-cell>
          <table:table-cell table:style-name="ce5" table:formula="of:=[.O2]/100" office:value-type="float" office:value="0" calcext:value-type="float">
            <text:p>0</text:p>
          </table:table-cell>
          <table:table-cell table:style-name="ce5" table:formula="of:=[.P2]*[.P2]" office:value-type="float" office:value="0" calcext:value-type="float">
            <text:p>0</text:p>
          </table:table-cell>
          <table:table-cell table:style-name="ce5"/>
          <table:table-cell table:style-name="ce5" table:formula="of:=[.O2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79" calcext:value-type="float">
            <text:p>0.663267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42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Bkg 1%</text:p>
          </table:table-cell>
          <table:table-cell table:style-name="ce5" table:formula="of:=100*ABS([.I4]-[.I3])" office:value-type="float" office:value="0.000580000000005576" calcext:value-type="float">
            <text:p>0.000580000000006</text:p>
          </table:table-cell>
          <table:table-cell table:style-name="ce5" table:formula="of:=[.O3]/100" office:value-type="float" office:value="0.00000580000000005576" calcext:value-type="float">
            <text:p>5.80000000005576E-06</text:p>
          </table:table-cell>
          <table:table-cell table:style-name="ce5" table:number-columns-repeated="2"/>
          <table:table-cell table:style-name="ce5" table:formula="of:=[.O3]/[.$I$1]" office:value-type="float" office:value="0.000874461942067765" calcext:value-type="float">
            <text:p>0.000874461942068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21" calcext:value-type="float">
            <text:p>0.6632621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84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8" calcext:value-type="float">
            <text:p>0.66328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258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Bkg 5%</text:p>
          </table:table-cell>
          <table:table-cell table:style-name="ce5" table:formula="of:=100*ABS([.I6]-[.I5])" office:value-type="float" office:value="0.00299000000001381" calcext:value-type="float">
            <text:p>0.002990000000014</text:p>
          </table:table-cell>
          <table:table-cell table:style-name="ce5" table:formula="of:=[.O5]/100" office:value-type="float" office:value="0.0000299000000001381" calcext:value-type="float">
            <text:p>2.99000000001381E-05</text:p>
          </table:table-cell>
          <table:table-cell table:style-name="ce5" table:formula="of:=[.P5]*[.P5]" office:value-type="float" office:value="0.000000000894010000008261" calcext:value-type="float">
            <text:p>8.94010000008261E-10</text:p>
          </table:table-cell>
          <table:table-cell table:style-name="ce5"/>
          <table:table-cell table:style-name="ce5" table:formula="of:=[.O5]/[.$I$1]" office:value-type="float" office:value="0.00450800208063717" calcext:value-type="float">
            <text:p>0.004508002080637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501" calcext:value-type="float">
            <text:p>0.6632501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469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948" calcext:value-type="float">
            <text:p>0.6632948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153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Bkg 10%</text:p>
          </table:table-cell>
          <table:table-cell table:style-name="ce5" table:formula="of:=100*ABS([.I8]-[.I7])" office:value-type="float" office:value="0.00594999999999901" calcext:value-type="float">
            <text:p>0.005949999999999</text:p>
          </table:table-cell>
          <table:table-cell table:style-name="ce5" table:formula="of:=[.O7]/100" office:value-type="float" office:value="0.0000594999999999901" calcext:value-type="float">
            <text:p>5.94999999999901E-05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353" calcext:value-type="float">
            <text:p>0.6632353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574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Rc 1%</text:p>
          </table:table-cell>
          <table:table-cell table:style-name="ce5" table:formula="of:=100*ABS([.I10]-[.I9])" office:value-type="float" office:value="0" calcext:value-type="float">
            <text:p>0</text:p>
          </table:table-cell>
          <table:table-cell table:style-name="ce5" table:formula="of:=[.O9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Rc 5%</text:p>
          </table:table-cell>
          <table:table-cell table:style-name="ce5" table:formula="of:=100*ABS([.I12]-[.I11])" office:value-type="float" office:value="0" calcext:value-type="float">
            <text:p>0</text:p>
          </table:table-cell>
          <table:table-cell table:style-name="ce5" table:formula="of:=[.O11]/100" office:value-type="float" office:value="0" calcext:value-type="float">
            <text:p>0</text:p>
          </table:table-cell>
          <table:table-cell table:style-name="ce5" table:formula="of:=[.P11]*[.P11]" office:value-type="float" office:value="0" calcext:value-type="float">
            <text:p>0</text:p>
          </table:table-cell>
          <table:table-cell table:style-name="ce5"/>
          <table:table-cell table:style-name="ce5" table:formula="of:=[.O11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uds tagging 1%</text:p>
          </table:table-cell>
          <table:table-cell table:style-name="ce5" table:formula="of:=100*ABS([.I14]-[.I13])" office:value-type="float" office:value="0" calcext:value-type="float">
            <text:p>0</text:p>
          </table:table-cell>
          <table:table-cell table:style-name="ce5" table:formula="of:=[.O13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uds tagging 5%</text:p>
          </table:table-cell>
          <table:table-cell table:style-name="ce5" table:formula="of:=100*ABS([.I16]-[.I15])" office:value-type="float" office:value="0" calcext:value-type="float">
            <text:p>0</text:p>
          </table:table-cell>
          <table:table-cell table:style-name="ce5" table:formula="of:=[.O15]/100" office:value-type="float" office:value="0" calcext:value-type="float">
            <text:p>0</text:p>
          </table:table-cell>
          <table:table-cell table:style-name="ce5" table:formula="of:=[.P15]*[.P15]" office:value-type="float" office:value="0" calcext:value-type="float">
            <text:p>0</text:p>
          </table:table-cell>
          <table:table-cell table:style-name="ce5"/>
          <table:table-cell table:style-name="ce5" table:formula="of:=[.O15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c tagging 1%</text:p>
          </table:table-cell>
          <table:table-cell table:style-name="ce5" table:formula="of:=100*ABS([.I18]-[.I17])" office:value-type="float" office:value="0" calcext:value-type="float">
            <text:p>0</text:p>
          </table:table-cell>
          <table:table-cell table:style-name="ce5" table:formula="of:=[.O17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2"/>
          <table:table-cell table:style-name="ce5" office:value-type="string" calcext:value-type="string">
            <text:p>c tagging 5%</text:p>
          </table:table-cell>
          <table:table-cell table:style-name="ce5" table:formula="of:=100*ABS([.I20]-[.I19])" office:value-type="float" office:value="0" calcext:value-type="float">
            <text:p>0</text:p>
          </table:table-cell>
          <table:table-cell table:style-name="ce5" table:formula="of:=[.O19]/100" office:value-type="float" office:value="0" calcext:value-type="float">
            <text:p>0</text:p>
          </table:table-cell>
          <table:table-cell table:style-name="ce5" table:formula="of:=[.P19]*[.P19]" office:value-type="float" office:value="0" calcext:value-type="float">
            <text:p>0</text:p>
          </table:table-cell>
          <table:table-cell table:style-name="ce5"/>
          <table:table-cell table:style-name="ce5" table:formula="of:=[.O19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265" calcext:value-type="float">
            <text:p>0.66326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13364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31394" calcext:value-type="float">
            <text:p>0.663139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602677" calcext:value-type="percentage">
            <text:p>0.16%</text:p>
          </table:table-cell>
          <table:table-cell table:style-name="ce5" table:number-columns-repeated="2"/>
          <table:table-cell table:style-name="ce5" office:value-type="string" calcext:value-type="string">
            <text:p>Rho (2)</text:p>
          </table:table-cell>
          <table:table-cell table:style-name="ce5" table:formula="of:=100*ABS([.I21]-[.I1])" office:value-type="float" office:value="0.0125600000000059" calcext:value-type="float">
            <text:p>0.012560000000006</text:p>
          </table:table-cell>
          <table:table-cell table:style-name="ce5" table:formula="of:=[.O21]/100" office:value-type="float" office:value="0.000125600000000059" calcext:value-type="float">
            <text:p>0.0001256</text:p>
          </table:table-cell>
          <table:table-cell table:style-name="ce5" table:formula="of:=[.P21]*[.P21]" office:value-type="float" office:value="0.0000000157753600000148" calcext:value-type="float">
            <text:p>1.57753600000148E-08</text:p>
          </table:table-cell>
          <table:table-cell table:style-name="ce5"/>
          <table:table-cell table:style-name="ce5" table:formula="of:=100*0.0001/0.1" office:value-type="float" office:value="0.1" calcext:value-type="float">
            <text:p>0.1</text:p>
          </table:table-cell>
          <table:table-cell table:style-name="ce5" table:formula="of:=[.O21]/[.$I$1]" office:value-type="float" office:value="0.0189366241246046" calcext:value-type="float">
            <text:p>0.018936624124605</text:p>
          </table:table-cell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449" calcext:value-type="float">
            <text:p>0.6644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239842" calcext:value-type="percentage">
            <text:p>0.22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4609" calcext:value-type="float">
            <text:p>0.66460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2374835" calcext:value-type="percentage">
            <text:p>0.24%</text:p>
          </table:table-cell>
          <table:table-cell table:style-name="ce5" table:number-columns-repeated="3"/>
          <table:table-cell table:style-name="ce5" table:formula="of:=100*ABS([.I23]-[.I22])" office:value-type="float" office:value="0.011899999999998" calcext:value-type="float">
            <text:p>0.011899999999998</text:p>
          </table:table-cell>
          <table:table-cell table:style-name="ce5" table:formula="of:=[.O23]/100" office:value-type="float" office:value="0.00011899999999998" calcext:value-type="float">
            <text:p>0.000119</text:p>
          </table:table-cell>
          <table:table-cell table:style-name="ce5"/>
          <table:table-cell table:style-name="ce19" table:formula="of:=100*SQRT(SUM([.Q2:.Q22]))/[.I1]" office:value-type="float" office:value="0.0194658114651198" calcext:value-type="float">
            <text:p>0.01946581146512</text:p>
          </table:table-cell>
          <table:table-cell table:style-name="ce33" table:formula="of:=100*SQRT([.K23]*[.K23]-[.K22]*[.K22])" office:value-type="float" office:value="0.0789271241247899" calcext:value-type="float">
            <text:p>0.07892712412479</text:p>
          </table:table-cell>
          <table:table-cell table:style-name="ce5" table:number-columns-repeated="1005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7013395" calcext:value-type="float">
            <text:p>0.701339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304695" calcext:value-type="percentage">
            <text:p>0.13%</text:p>
          </table:table-cell>
          <table:table-cell table:style-name="ce5" table:number-columns-repeated="2"/>
          <table:table-cell table:style-name="ce5" office:value-type="string" calcext:value-type="string">
            <text:p>pol</text:p>
          </table:table-cell>
          <table:table-cell table:style-name="ce5" table:formula="of:=100*STDEV([.I26:.I29])" office:value-type="float" office:value="0.00392234942349609" calcext:value-type="float">
            <text:p>0.003922349423496</text:p>
          </table:table-cell>
          <table:table-cell table:style-name="ce5" table:formula="of:=[.O26]/100" office:value-type="float" office:value="0.0000392234942349609" calcext:value-type="float">
            <text:p>3.92234942349609E-05</text:p>
          </table:table-cell>
          <table:table-cell table:style-name="ce24" table:formula="of:=[.P26]*[.P26]" office:value-type="float" office:value="0.00000000153848250000001" calcext:value-type="float">
            <text:p>1.53848250000001E-09</text:p>
          </table:table-cell>
          <table:table-cell table:style-name="ce5"/>
          <table:table-cell table:style-name="ce19" table:formula="of:=[.O26]/[.I$1]" office:value-type="float" office:value="0.00591369878328585" calcext:value-type="float">
            <text:p>0.005913698783286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7013644" calcext:value-type="float">
            <text:p>0.70136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303702" calcext:value-type="percentage">
            <text:p>0.13%</text:p>
          </table:table-cell>
          <table:table-cell table:style-name="ce5" table:number-columns-repeated="3"/>
          <table:table-cell table:style-name="ce5" table:formula="of:=100*(MAX([.I26:.I29])-MIN([.I26:.I29]))" office:value-type="float" office:value="0.00881999999999827" calcext:value-type="float">
            <text:p>0.008819999999998</text:p>
          </table:table-cell>
          <table:table-cell table:style-name="ce5" table:formula="of:=[.O27]/100" office:value-type="float" office:value="0.0000881999999999827" calcext:value-type="float">
            <text:p>8.81999999999827E-05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7012762" calcext:value-type="float">
            <text:p>0.7012762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305392" calcext:value-type="percentage">
            <text:p>0.13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7013014" calcext:value-type="float">
            <text:p>0.701301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304399" calcext:value-type="percentage">
            <text:p>0.13%</text:p>
          </table:table-cell>
          <table:table-cell table:style-name="ce5" table:number-columns-repeated="1013"/>
        </table:table-row>
        <table:table-row table:style-name="ro1">
          <table:table-cell table:style-name="ce5" table:number-columns-repeated="15"/>
          <table:table-cell table:style-name="ce5" office:value-type="string" calcext:value-type="string">
            <text:p>Total</text:p>
          </table:table-cell>
          <table:table-cell table:style-name="ce19" table:formula="of:=100*SQRT(SUM([.Q2:.Q27]))/[.I1]" office:value-type="float" office:value="0.0203442780480169" calcext:value-type="float">
            <text:p>0.020344278048017</text:p>
          </table:table-cell>
          <table:table-cell table:style-name="ce5" table:number-columns-repeated="1007"/>
        </table:table-row>
        <table:table-row table:style-name="ro1" table:number-rows-repeated="2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-quark,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900fb-1,</text:p>
          </table:table-cell>
          <table:table-cell office:value-type="string" calcext:value-type="string">
            <text:p>pol=2</text:p>
          </table:table-cell>
          <table:table-cell office:value-type="string" calcext:value-type="string">
            <text:p>()=left,</text:p>
          </table:table-cell>
          <table:table-cell office:value-type="string" calcext:value-type="string">
            <text:p>1=right,</text:p>
          </table:table-cell>
          <table:table-cell office:value-type="string" calcext:value-type="string">
            <text:p>2=80/30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3=80/30</text:p>
          </table:table-cell>
          <table:table-cell office:value-type="string" calcext:value-type="string">
            <text:p>right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t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</text:p>
          </table:table-cell>
          <table:table-cell office:value-type="float" office:value="0.169266" calcext:value-type="float">
            <text:p>0.169266</text:p>
          </table:table-cell>
          <table:table-cell office:value-type="string" calcext:value-type="string">
            <text:p>Error</text:p>
          </table:table-cell>
          <table:table-cell table:style-name="ce17" office:value-type="float" office:value="0.000110697" calcext:value-type="float">
            <text:p>1.11E-04</text:p>
          </table:table-cell>
          <table:table-cell office:value-type="string" calcext:value-type="string">
            <text:p>(0.0653983/%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R</text:p>
          </table:table-cell>
          <table:table-cell office:value-type="float" office:value="0.169293" calcext:value-type="float">
            <text:p>0.169293</text:p>
          </table:table-cell>
          <table:table-cell office:value-type="string" calcext:value-type="string">
            <text:p>Error</text:p>
          </table:table-cell>
          <table:table-cell office:value-type="float" office:value="0.000192928" calcext:value-type="float">
            <text:p>0.000192928</text:p>
          </table:table-cell>
          <table:table-cell office:value-type="string" calcext:value-type="string">
            <text:p>(0.113961/%)</text:p>
          </table:table-cell>
          <table:table-cell table:number-columns-repeated="4"/>
          <table:table-cell office:value-type="string" calcext:value-type="string">
            <text:p>stat</text:p>
          </table:table-cell>
          <table:table-cell table:number-columns-repeated="2"/>
          <table:table-cell table:style-name="ce25" table:formula="of:=[.H41]/[.F41]" office:value-type="percentage" office:value="0.00113961002522254" calcext:value-type="percentage">
            <text:p>0.114%</text:p>
          </table:table-cell>
          <table:table-cell table:style-name="ce28" table:formula="of:=[.Q41]*100" office:value-type="float" office:value="0.113961002522254" calcext:value-type="float">
            <text:p>0.1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stats+rho</text:p>
          </table:table-cell>
          <table:table-cell office:value-type="string" calcext:value-type="string">
            <text:p>R</text:p>
          </table:table-cell>
          <table:table-cell office:value-type="float" office:value="0.169483" calcext:value-type="float">
            <text:p>0.169483</text:p>
          </table:table-cell>
          <table:table-cell office:value-type="string" calcext:value-type="string">
            <text:p>Error</text:p>
          </table:table-cell>
          <table:table-cell office:value-type="float" office:value="0.000194775" calcext:value-type="float">
            <text:p>0.000194775</text:p>
          </table:table-cell>
          <table:table-cell office:value-type="string" calcext:value-type="string">
            <text:p>(0.114923/%)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number-columns-repeated="2"/>
          <table:table-cell table:style-name="ce25" table:formula="of:=ABS([.F41]-[.E42])/([.F41]+[.E42])" office:value-type="percentage" office:value="0.000560842562637246" calcext:value-type="percentage">
            <text:p>0.056%</text:p>
          </table:table-cell>
          <table:table-cell table:style-name="ce28" table:formula="of:=[.Q42]*100" office:value-type="float" office:value="0.0560842562637246" calcext:value-type="float">
            <text:p>0.0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c=10%</text:p>
          </table:table-cell>
          <table:table-cell office:value-type="string" calcext:value-type="string">
            <text:p>R</text:p>
          </table:table-cell>
          <table:table-cell office:value-type="float" office:value="0.169831" calcext:value-type="float">
            <text:p>0.169831</text:p>
          </table:table-cell>
          <table:table-cell office:value-type="string" calcext:value-type="string">
            <text:p>Error</text:p>
          </table:table-cell>
          <table:table-cell office:value-type="float" office:value="0.000198401" calcext:value-type="float">
            <text:p>0.000198401</text:p>
          </table:table-cell>
          <table:table-cell office:value-type="string" calcext:value-type="string">
            <text:p>(0.116823/%)</text:p>
          </table:table-cell>
          <table:table-cell table:number-columns-repeated="5"/>
          <table:table-cell office:value-type="string" calcext:value-type="string">
            <text:p>effc</text:p>
          </table:table-cell>
          <table:table-cell table:style-name="ce21" table:formula="of:=ABS([.E40]-[.E45])/([.E40]+[.E45])" office:value-type="percentage" office:value="0.000970899572391028" calcext:value-type="percentage">
            <text:p>0.097%</text:p>
          </table:table-cell>
          <table:table-cell table:style-name="ce22" table:formula="of:=ABS([.E40]-[.E43])/([.E40]+[.E43])" office:value-type="percentage" office:value="0.00166618991026161" calcext:value-type="percentage">
            <text:p>0.167%</text:p>
          </table:table-cell>
          <table:table-cell table:style-name="ce25" table:formula="of:=([.O43]+[.P43])/2" office:value-type="percentage" office:value="0.00131854474132632" calcext:value-type="percentage">
            <text:p>0.132%</text:p>
          </table:table-cell>
          <table:table-cell table:style-name="ce28" table:formula="of:=[.Q43]*100" office:value-type="float" office:value="0.131854474132632" calcext:value-type="float">
            <text:p>0.1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uds=10%</text:p>
          </table:table-cell>
          <table:table-cell office:value-type="string" calcext:value-type="string">
            <text:p>R</text:p>
          </table:table-cell>
          <table:table-cell office:value-type="float" office:value="0.169666" calcext:value-type="float">
            <text:p>0.169666</text:p>
          </table:table-cell>
          <table:table-cell office:value-type="string" calcext:value-type="string">
            <text:p>Error</text:p>
          </table:table-cell>
          <table:table-cell office:value-type="float" office:value="0.000198388" calcext:value-type="float">
            <text:p>0.000198388</text:p>
          </table:table-cell>
          <table:table-cell office:value-type="string" calcext:value-type="string">
            <text:p>(0.116928/%)</text:p>
          </table:table-cell>
          <table:table-cell table:number-columns-repeated="5"/>
          <table:table-cell office:value-type="string" calcext:value-type="string">
            <text:p>effuds</text:p>
          </table:table-cell>
          <table:table-cell table:style-name="ce21" table:formula="of:=ABS([.E40]-[.E46])/([.E40]+[.E46])" office:value-type="percentage" office:value="0.000729088875048327" calcext:value-type="percentage">
            <text:p>0.073%</text:p>
          </table:table-cell>
          <table:table-cell table:style-name="ce22" table:formula="of:=ABS([.E40]-[.E44])/([.E40]+[.E44])" office:value-type="percentage" office:value="0.00118017773476681" calcext:value-type="percentage">
            <text:p>0.118%</text:p>
          </table:table-cell>
          <table:table-cell table:style-name="ce25" table:formula="of:=([.O44]+[.P44])/2" office:value-type="percentage" office:value="0.000954633304907567" calcext:value-type="percentage">
            <text:p>0.095%</text:p>
          </table:table-cell>
          <table:table-cell table:style-name="ce28" table:formula="of:=[.Q44]*100" office:value-type="float" office:value="0.0954633304907568" calcext:value-type="float">
            <text:p>0.1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c=5%</text:p>
          </table:table-cell>
          <table:table-cell office:value-type="string" calcext:value-type="string">
            <text:p>R</text:p>
          </table:table-cell>
          <table:table-cell office:value-type="float" office:value="0.169595" calcext:value-type="float">
            <text:p>0.169595</text:p>
          </table:table-cell>
          <table:table-cell office:value-type="string" calcext:value-type="string">
            <text:p>Error</text:p>
          </table:table-cell>
          <table:table-cell office:value-type="float" office:value="0.000198101" calcext:value-type="float">
            <text:p>0.000198101</text:p>
          </table:table-cell>
          <table:table-cell office:value-type="string" calcext:value-type="string">
            <text:p>(0.116808/%)</text:p>
          </table:table-cell>
          <table:table-cell table:number-columns-repeated="6"/>
          <table:table-cell table:style-name="ce22"/>
          <table:table-cell table:number-columns-repeated="2"/>
          <table:table-cell table:style-name="ce2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uds=5%</text:p>
          </table:table-cell>
          <table:table-cell office:value-type="string" calcext:value-type="string">
            <text:p>R</text:p>
          </table:table-cell>
          <table:table-cell office:value-type="float" office:value="0.169513" calcext:value-type="float">
            <text:p>0.169513</text:p>
          </table:table-cell>
          <table:table-cell office:value-type="string" calcext:value-type="string">
            <text:p>Error</text:p>
          </table:table-cell>
          <table:table-cell office:value-type="float" office:value="0.000198094" calcext:value-type="float">
            <text:p>0.000198094</text:p>
          </table:table-cell>
          <table:table-cell office:value-type="string" calcext:value-type="string">
            <text:p>(0.116861/%)</text:p>
          </table:table-cell>
          <table:table-cell table:number-columns-repeated="9"/>
          <table:table-cell table:style-name="ce2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ltaRc=1%</text:p>
          </table:table-cell>
          <table:table-cell office:value-type="string" calcext:value-type="string">
            <text:p>R</text:p>
          </table:table-cell>
          <table:table-cell office:value-type="float" office:value="0.170114" calcext:value-type="float">
            <text:p>0.170114</text:p>
          </table:table-cell>
          <table:table-cell office:value-type="string" calcext:value-type="string">
            <text:p>Error</text:p>
          </table:table-cell>
          <table:table-cell table:style-name="ce17" office:value-type="float" office:value="0.0000136586" calcext:value-type="float">
            <text:p>1.37E-05</text:p>
          </table:table-cell>
          <table:table-cell office:value-type="string" calcext:value-type="string">
            <text:p>(0.00802908/%)</text:p>
          </table:table-cell>
          <table:table-cell table:number-columns-repeated="7"/>
          <table:table-cell table:style-name="ce22"/>
          <table:table-cell table:number-columns-repeated="2"/>
          <table:table-cell table:style-name="ce2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ltaRc=5%</text:p>
          </table:table-cell>
          <table:table-cell office:value-type="string" calcext:value-type="string">
            <text:p>R</text:p>
          </table:table-cell>
          <table:table-cell office:value-type="float" office:value="0.170114" calcext:value-type="float">
            <text:p>0.170114</text:p>
          </table:table-cell>
          <table:table-cell office:value-type="string" calcext:value-type="string">
            <text:p>Error</text:p>
          </table:table-cell>
          <table:table-cell table:style-name="ce17" office:value-type="float" office:value="0.0000682974" calcext:value-type="float">
            <text:p>6.83E-05</text:p>
          </table:table-cell>
          <table:table-cell office:value-type="string" calcext:value-type="string">
            <text:p>(0.0401481/%)</text:p>
          </table:table-cell>
          <table:table-cell table:number-columns-repeated="6"/>
          <table:table-cell office:value-type="string" calcext:value-type="string">
            <text:p>Pol</text:p>
          </table:table-cell>
          <table:table-cell table:number-columns-repeated="2"/>
          <table:table-cell table:style-name="ce25" table:formula="of:=[.C51]" office:value-type="percentage" office:value="0.000028904" calcext:value-type="percentage">
            <text:p>0.003%</text:p>
          </table:table-cell>
          <table:table-cell table:style-name="ce28" table:formula="of:=[.Q48]*100" office:value-type="float" office:value="0.0028904" calcext:value-type="float">
            <text:p>0.0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-quark,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900fb-1,</text:p>
          </table:table-cell>
          <table:table-cell office:value-type="string" calcext:value-type="string">
            <text:p>pol=2</text:p>
          </table:table-cell>
          <table:table-cell office:value-type="string" calcext:value-type="string">
            <text:p>()=left,</text:p>
          </table:table-cell>
          <table:table-cell office:value-type="string" calcext:value-type="string">
            <text:p>1=right,</text:p>
          </table:table-cell>
          <table:table-cell office:value-type="string" calcext:value-type="string">
            <text:p>2=80/30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3=80/30</text:p>
          </table:table-cell>
          <table:table-cell office:value-type="string" calcext:value-type="string">
            <text:p>right)</text:p>
          </table:table-cell>
          <table:table-cell table:number-columns-repeated="5"/>
          <table:table-cell table:style-name="ce22"/>
          <table:table-cell table:style-name="ce28"/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BKG 5%</text:p>
          </table:table-cell>
          <table:table-cell table:number-columns-repeated="2"/>
          <table:table-cell table:style-name="ce25" table:formula="of:=ABS([.E54]-[.E53])/([.E53]+[.E54])" office:value-type="percentage" office:value="0.000584729695408915" calcext:value-type="percentage">
            <text:p>0.058%</text:p>
          </table:table-cell>
          <table:table-cell table:style-name="ce28" table:formula="of:=[.Q50]*100" office:value-type="float" office:value="0.0584729695408915" calcext:value-type="float">
            <text:p>0.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string" calcext:value-type="string">
            <text:p>unc</text:p>
          </table:table-cell>
          <table:table-cell table:style-name="ce16" office:value-type="percentage" office:value="0.000028904" calcext:value-type="percentage">
            <text:p>0.00%</text:p>
          </table:table-cell>
          <table:table-cell table:number-columns-repeated="11"/>
          <table:table-cell table:style-name="ce22"/>
          <table:table-cell table:style-name="ce23" office:value-type="string" calcext:value-type="string">
            <text:p>Total syst</text:p>
          </table:table-cell>
          <table:table-cell table:style-name="ce27" table:formula="of:=SQRT([.Q42]*[.Q42]+[.Q43]*[.Q43]+[.Q44]*[.Q44]+[.Q48]*[.Q48]+[.Q50]*[.Q50])" office:value-type="percentage" office:value="0.00181856361442006" calcext:value-type="percentage">
            <text:p>0.182%</text:p>
          </table:table-cell>
          <table:table-cell table:style-name="ce28" table:formula="of:=[.Q51]*100" office:value-type="float" office:value="0.181856361442006" calcext:value-type="float">
            <text:p>0.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-quark,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900fb-1,</text:p>
          </table:table-cell>
          <table:table-cell office:value-type="string" calcext:value-type="string">
            <text:p>pol=2</text:p>
          </table:table-cell>
          <table:table-cell office:value-type="string" calcext:value-type="string">
            <text:p>()=left,</text:p>
          </table:table-cell>
          <table:table-cell office:value-type="string" calcext:value-type="string">
            <text:p>1=right,</text:p>
          </table:table-cell>
          <table:table-cell office:value-type="string" calcext:value-type="string">
            <text:p>2=80/30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3=80/30</text:p>
          </table:table-cell>
          <table:table-cell office:value-type="string" calcext:value-type="string">
            <text:p>right)</text:p>
          </table:table-cell>
          <table:table-cell table:number-columns-repeated="6"/>
          <table:table-cell table:style-name="ce29" table:formula="of:=SQRT([.Q41]*[.Q41]+[.R51]*[.R51])" office:value-type="percentage" office:value="0.181859932112423" calcext:value-type="percentage">
            <text:p>18.186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KG</text:p>
          </table:table-cell>
          <table:table-cell office:value-type="string" calcext:value-type="string">
            <text:p>u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0.169408" calcext:value-type="float">
            <text:p>0.169408</text:p>
          </table:table-cell>
          <table:table-cell office:value-type="string" calcext:value-type="string">
            <text:p>Error</text:p>
          </table:table-cell>
          <table:table-cell office:value-type="float" office:value="0.000193047" calcext:value-type="float">
            <text:p>0.000193047</text:p>
          </table:table-cell>
          <table:table-cell office:value-type="string" calcext:value-type="string">
            <text:p>(0.113953/%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KG</text:p>
          </table:table-cell>
          <table:table-cell office:value-type="string" calcext:value-type="string">
            <text:p>u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0.16921" calcext:value-type="float">
            <text:p>0.16921</text:p>
          </table:table-cell>
          <table:table-cell office:value-type="string" calcext:value-type="string">
            <text:p>Error</text:p>
          </table:table-cell>
          <table:table-cell office:value-type="float" office:value="0.000192742" calcext:value-type="float">
            <text:p>0.000192742</text:p>
          </table:table-cell>
          <table:table-cell office:value-type="string" calcext:value-type="string">
            <text:p>(0.113907/%)</text:p>
          </table:table-cell>
          <table:table-cell table:formula="of:=100*ABS([.E53]-[.E54])/([.E54]+[.E53])" office:value-type="float" office:value="0.0584729695408915" calcext:value-type="float">
            <text:p>0.058472969540892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_pol3" table:style-name="ta1">
        <table:table-column table:style-name="co1" table:number-columns-repeated="2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" table:number-columns-repeated="2" table:default-cell-style-name="ce12"/>
        <table:table-column table:style-name="co13" table:default-cell-style-name="ce12"/>
        <table:table-column table:style-name="co1" table:number-columns-repeated="1010" table:default-cell-style-name="ce12"/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2"/>
          <table:table-cell table:style-name="ce19" office:value-type="string" calcext:value-type="string">
            <text:p>Stat</text:p>
          </table:table-cell>
          <table:table-cell table:style-name="ce20" table:formula="of:=[.K1]" office:value-type="percentage" office:value="0.006364164" calcext:value-type="percentage">
            <text:p>0.64%</text:p>
          </table:table-cell>
          <table:table-cell table:style-name="ce5" table:number-columns-repeated="3"/>
          <table:table-cell table:style-name="ce5" office:value-type="string" calcext:value-type="string">
            <text:p>Relative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rho</text:p>
          </table:table-cell>
          <table:table-cell table:style-name="ce5" table:formula="of:=100*ABS([.I2]-[.I1])" office:value-type="float" office:value="0" calcext:value-type="float">
            <text:p>0</text:p>
          </table:table-cell>
          <table:table-cell table:style-name="ce5" table:formula="of:=[.O2]/100" office:value-type="float" office:value="0" calcext:value-type="float">
            <text:p>0</text:p>
          </table:table-cell>
          <table:table-cell table:style-name="ce5" table:formula="of:=[.P2]*[.P2]" office:value-type="float" office:value="0" calcext:value-type="float">
            <text:p>0</text:p>
          </table:table-cell>
          <table:table-cell table:style-name="ce5"/>
          <table:table-cell table:style-name="ce5" table:formula="of:=[.O2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8" calcext:value-type="float">
            <text:p>0.3418598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053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Bkg 1%</text:p>
          </table:table-cell>
          <table:table-cell table:style-name="ce5" table:formula="of:=100*ABS([.I4]-[.I3])" office:value-type="float" office:value="0.0000200000000061262" calcext:value-type="float">
            <text:p>2.00000000061262E-05</text:p>
          </table:table-cell>
          <table:table-cell table:style-name="ce5" table:formula="of:=[.O3]/100" office:value-type="float" office:value="0.000000200000000061262" calcext:value-type="float">
            <text:p>2.00000000061262E-07</text:p>
          </table:table-cell>
          <table:table-cell table:style-name="ce5" table:number-columns-repeated="2"/>
          <table:table-cell table:style-name="ce5" table:formula="of:=[.O3]/[.$I$1]" office:value-type="float" office:value="0.0000585034980883287" calcext:value-type="float">
            <text:p>5.85034980883287E-05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6" calcext:value-type="float">
            <text:p>0.34186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276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4" calcext:value-type="float">
            <text:p>0.341859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3611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Bkg 5%</text:p>
          </table:table-cell>
          <table:table-cell table:style-name="ce5" table:formula="of:=100*ABS([.I6]-[.I5])" office:value-type="float" office:value="0.000100000000002876" calcext:value-type="float">
            <text:p>0.000100000000003</text:p>
          </table:table-cell>
          <table:table-cell table:style-name="ce5" table:formula="of:=[.O5]/100" office:value-type="float" office:value="0.00000100000000002876" calcext:value-type="float">
            <text:p>1.00000000002876E-06</text:p>
          </table:table-cell>
          <table:table-cell table:style-name="ce5" table:formula="of:=[.P5]*[.P5]" office:value-type="float" office:value="0.00000000000100000000005751" calcext:value-type="float">
            <text:p>1.00000000005751E-12</text:p>
          </table:table-cell>
          <table:table-cell table:style-name="ce5"/>
          <table:table-cell table:style-name="ce5" table:formula="of:=[.O5]/[.$I$1]" office:value-type="float" office:value="0.000292517490360453" calcext:value-type="float">
            <text:p>0.00029251749036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604" calcext:value-type="float">
            <text:p>0.341860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717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" calcext:value-type="float">
            <text:p>0.34185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3057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Bkg 10%</text:p>
          </table:table-cell>
          <table:table-cell table:style-name="ce5" table:formula="of:=100*ABS([.I8]-[.I7])" office:value-type="float" office:value="0.000189999999999912" calcext:value-type="float">
            <text:p>0.00019</text:p>
          </table:table-cell>
          <table:table-cell table:style-name="ce5" table:formula="of:=[.O7]/100" office:value-type="float" office:value="0.00000189999999999912" calcext:value-type="float">
            <text:p>1.89999999999912E-06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609" calcext:value-type="float">
            <text:p>0.341860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5273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Rc 1%</text:p>
          </table:table-cell>
          <table:table-cell table:style-name="ce5" table:formula="of:=100*ABS([.I10]-[.I9])" office:value-type="float" office:value="0" calcext:value-type="float">
            <text:p>0</text:p>
          </table:table-cell>
          <table:table-cell table:style-name="ce5" table:formula="of:=[.O9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Rc 5%</text:p>
          </table:table-cell>
          <table:table-cell table:style-name="ce5" table:formula="of:=100*ABS([.I12]-[.I11])" office:value-type="float" office:value="0" calcext:value-type="float">
            <text:p>0</text:p>
          </table:table-cell>
          <table:table-cell table:style-name="ce5" table:formula="of:=[.O11]/100" office:value-type="float" office:value="0" calcext:value-type="float">
            <text:p>0</text:p>
          </table:table-cell>
          <table:table-cell table:style-name="ce5" table:formula="of:=[.P11]*[.P11]" office:value-type="float" office:value="0" calcext:value-type="float">
            <text:p>0</text:p>
          </table:table-cell>
          <table:table-cell table:style-name="ce5"/>
          <table:table-cell table:style-name="ce5" table:formula="of:=[.O11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uds tagging 1%</text:p>
          </table:table-cell>
          <table:table-cell table:style-name="ce5" table:formula="of:=100*ABS([.I14]-[.I13])" office:value-type="float" office:value="0" calcext:value-type="float">
            <text:p>0</text:p>
          </table:table-cell>
          <table:table-cell table:style-name="ce5" table:formula="of:=[.O13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uds tagging 5%</text:p>
          </table:table-cell>
          <table:table-cell table:style-name="ce5" table:formula="of:=100*ABS([.I16]-[.I15])" office:value-type="float" office:value="0" calcext:value-type="float">
            <text:p>0</text:p>
          </table:table-cell>
          <table:table-cell table:style-name="ce5" table:formula="of:=[.O15]/100" office:value-type="float" office:value="0" calcext:value-type="float">
            <text:p>0</text:p>
          </table:table-cell>
          <table:table-cell table:style-name="ce5" table:formula="of:=[.P15]*[.P15]" office:value-type="float" office:value="0" calcext:value-type="float">
            <text:p>0</text:p>
          </table:table-cell>
          <table:table-cell table:style-name="ce5"/>
          <table:table-cell table:style-name="ce5" table:formula="of:=[.O15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c tagging 1%</text:p>
          </table:table-cell>
          <table:table-cell table:style-name="ce5" table:formula="of:=100*ABS([.I18]-[.I17])" office:value-type="float" office:value="0" calcext:value-type="float">
            <text:p>0</text:p>
          </table:table-cell>
          <table:table-cell table:style-name="ce5" table:formula="of:=[.O17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2"/>
          <table:table-cell table:style-name="ce5" office:value-type="string" calcext:value-type="string">
            <text:p>c tagging 5%</text:p>
          </table:table-cell>
          <table:table-cell table:style-name="ce5" table:formula="of:=100*ABS([.I20]-[.I19])" office:value-type="float" office:value="0" calcext:value-type="float">
            <text:p>0</text:p>
          </table:table-cell>
          <table:table-cell table:style-name="ce5" table:formula="of:=[.O19]/100" office:value-type="float" office:value="0" calcext:value-type="float">
            <text:p>0</text:p>
          </table:table-cell>
          <table:table-cell table:style-name="ce5" table:formula="of:=[.P19]*[.P19]" office:value-type="float" office:value="0" calcext:value-type="float">
            <text:p>0</text:p>
          </table:table-cell>
          <table:table-cell table:style-name="ce5"/>
          <table:table-cell table:style-name="ce5" table:formula="of:=[.O19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599" calcext:value-type="float">
            <text:p>0.341859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364164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21125" calcext:value-type="float">
            <text:p>0.342112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616951" calcext:value-type="percentage">
            <text:p>0.46%</text:p>
          </table:table-cell>
          <table:table-cell table:style-name="ce5" table:number-columns-repeated="2"/>
          <table:table-cell table:style-name="ce5" office:value-type="string" calcext:value-type="string">
            <text:p>Rho (2)</text:p>
          </table:table-cell>
          <table:table-cell table:style-name="ce5" table:formula="of:=100*ABS([.I21]-[.I1])" office:value-type="float" office:value="0.0252599999999992" calcext:value-type="float">
            <text:p>0.025259999999999</text:p>
          </table:table-cell>
          <table:table-cell table:style-name="ce5" table:formula="of:=[.O21]/100" office:value-type="float" office:value="0.000252599999999992" calcext:value-type="float">
            <text:p>0.0002526</text:p>
          </table:table-cell>
          <table:table-cell table:style-name="ce5" table:formula="of:=[.P21]*[.P21]" office:value-type="float" office:value="0.0000000638067599999958" calcext:value-type="float">
            <text:p>6.38067599999958E-08</text:p>
          </table:table-cell>
          <table:table-cell table:style-name="ce5"/>
          <table:table-cell table:style-name="ce5" table:formula="of:=100*0.0001/0.1" office:value-type="float" office:value="0.1" calcext:value-type="float">
            <text:p>0.1</text:p>
          </table:table-cell>
          <table:table-cell table:style-name="ce5" table:formula="of:=[.O21]/[.$I$1]" office:value-type="float" office:value="0.0738899180629234" calcext:value-type="float">
            <text:p>0.073889918062923</text:p>
          </table:table-cell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837" calcext:value-type="float">
            <text:p>0.3418837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447056" calcext:value-type="percentage">
            <text:p>0.6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418857" calcext:value-type="float">
            <text:p>0.3418857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6836378" calcext:value-type="percentage">
            <text:p>0.68%</text:p>
          </table:table-cell>
          <table:table-cell table:style-name="ce5" table:number-columns-repeated="3"/>
          <table:table-cell table:style-name="ce5" table:formula="of:=100*ABS([.I23]-[.I22])" office:value-type="float" office:value="0.0002000000000002" calcext:value-type="float">
            <text:p>0.0002</text:p>
          </table:table-cell>
          <table:table-cell table:style-name="ce5" table:formula="of:=[.O23]/100" office:value-type="float" office:value="0.000002000000000002" calcext:value-type="float">
            <text:p>2.000000000002E-06</text:p>
          </table:table-cell>
          <table:table-cell table:style-name="ce5"/>
          <table:table-cell table:style-name="ce19" table:formula="of:=100*SQRT(SUM([.Q2:.Q22]))/[.I1]" office:value-type="float" office:value="0.0738904970738978" calcext:value-type="float">
            <text:p>0.073890497073898</text:p>
          </table:table-cell>
          <table:table-cell table:style-name="ce33" table:formula="of:=100*SQRT([.K23]*[.K23]-[.K22]*[.K22])/2" office:value-type="float" office:value="0.113705025084074" calcext:value-type="float">
            <text:p>0.113705025084074</text:p>
          </table:table-cell>
          <table:table-cell table:style-name="ce5" table:number-columns-repeated="1005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605147" calcext:value-type="float">
            <text:p>0.3605147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826916" calcext:value-type="percentage">
            <text:p>0.38%</text:p>
          </table:table-cell>
          <table:table-cell table:style-name="ce5" table:number-columns-repeated="2"/>
          <table:table-cell table:style-name="ce5" office:value-type="string" calcext:value-type="string">
            <text:p>pol</text:p>
          </table:table-cell>
          <table:table-cell table:style-name="ce5" table:formula="of:=100*STDEV([.I26:.I29])" office:value-type="float" office:value="0.0540669642665468" calcext:value-type="float">
            <text:p>0.054066964266547</text:p>
          </table:table-cell>
          <table:table-cell table:style-name="ce5" table:formula="of:=[.O26]/100" office:value-type="float" office:value="0.000540669642665468" calcext:value-type="float">
            <text:p>0.000540669642665</text:p>
          </table:table-cell>
          <table:table-cell table:style-name="ce24" table:formula="of:=[.P26]*[.P26]" office:value-type="float" office:value="0.000000292323662500005" calcext:value-type="float">
            <text:p>2.92323662500005E-07</text:p>
          </table:table-cell>
          <table:table-cell table:style-name="ce5"/>
          <table:table-cell table:style-name="ce19" table:formula="of:=[.O26]/[.I$1]" office:value-type="float" office:value="0.158155326982038" calcext:value-type="float">
            <text:p>0.158155326982038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609698" calcext:value-type="float">
            <text:p>0.3609698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824848" calcext:value-type="percentage">
            <text:p>0.38%</text:p>
          </table:table-cell>
          <table:table-cell table:style-name="ce5" table:number-columns-repeated="3"/>
          <table:table-cell table:style-name="ce5" table:formula="of:=100*(MAX([.I26:.I29])-MIN([.I26:.I29]))" office:value-type="float" office:value="0.127290000000002" calcext:value-type="float">
            <text:p>0.127290000000002</text:p>
          </table:table-cell>
          <table:table-cell table:style-name="ce5" table:formula="of:=[.O27]/100" office:value-type="float" office:value="0.00127290000000002" calcext:value-type="float">
            <text:p>0.0012729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596969" calcext:value-type="float">
            <text:p>0.359696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835934" calcext:value-type="percentage">
            <text:p>0.38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3601491" calcext:value-type="float">
            <text:p>0.3601491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833893" calcext:value-type="percentage">
            <text:p>0.38%</text:p>
          </table:table-cell>
          <table:table-cell table:style-name="ce5" table:number-columns-repeated="1013"/>
        </table:table-row>
        <table:table-row table:style-name="ro1">
          <table:table-cell table:style-name="ce5" table:number-columns-repeated="15"/>
          <table:table-cell table:style-name="ce5" office:value-type="string" calcext:value-type="string">
            <text:p>Total</text:p>
          </table:table-cell>
          <table:table-cell table:style-name="ce19" table:formula="of:=100*SQRT(SUM([.Q2:.Q27]))/[.I1]" office:value-type="float" office:value="0.174564924915124" calcext:value-type="float">
            <text:p>0.174564924915124</text:p>
          </table:table-cell>
          <table:table-cell table:style-name="ce5" table:number-columns-repeated="1007"/>
        </table:table-row>
        <table:table-row table:style-name="ro1" table:number-rows-repeated="2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-quark,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900fb-1,</text:p>
          </table:table-cell>
          <table:table-cell office:value-type="string" calcext:value-type="string">
            <text:p>pol=3</text:p>
          </table:table-cell>
          <table:table-cell office:value-type="string" calcext:value-type="string">
            <text:p>()=left,</text:p>
          </table:table-cell>
          <table:table-cell office:value-type="string" calcext:value-type="string">
            <text:p>1=right,</text:p>
          </table:table-cell>
          <table:table-cell office:value-type="string" calcext:value-type="string">
            <text:p>2=80/30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3=80/30</text:p>
          </table:table-cell>
          <table:table-cell office:value-type="string" calcext:value-type="string">
            <text:p>right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t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</text:p>
          </table:table-cell>
          <table:table-cell office:value-type="float" office:value="0.125325" calcext:value-type="float">
            <text:p>0.125325</text:p>
          </table:table-cell>
          <table:table-cell office:value-type="string" calcext:value-type="string">
            <text:p>Error</text:p>
          </table:table-cell>
          <table:table-cell table:style-name="ce17" office:value-type="float" office:value="0.000152689" calcext:value-type="float">
            <text:p>1.53E-04</text:p>
          </table:table-cell>
          <table:table-cell office:value-type="string" calcext:value-type="string">
            <text:p>(0.121834/%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R</text:p>
          </table:table-cell>
          <table:table-cell office:value-type="float" office:value="0.125346" calcext:value-type="float">
            <text:p>0.125346</text:p>
          </table:table-cell>
          <table:table-cell office:value-type="string" calcext:value-type="string">
            <text:p>Error</text:p>
          </table:table-cell>
          <table:table-cell office:value-type="float" office:value="0.000268442" calcext:value-type="float">
            <text:p>0.000268442</text:p>
          </table:table-cell>
          <table:table-cell office:value-type="string" calcext:value-type="string">
            <text:p>(0.214162/%)</text:p>
          </table:table-cell>
          <table:table-cell table:number-columns-repeated="4"/>
          <table:table-cell office:value-type="string" calcext:value-type="string">
            <text:p>stat</text:p>
          </table:table-cell>
          <table:table-cell table:number-columns-repeated="2"/>
          <table:table-cell table:style-name="ce25" table:formula="of:=[.H41]/[.F41]" office:value-type="percentage" office:value="0.0021416080289758" calcext:value-type="percentage">
            <text:p>0.214%</text:p>
          </table:table-cell>
          <table:table-cell table:style-name="ce28" table:formula="of:=[.Q41]*100" office:value-type="float" office:value="0.21416080289758" calcext:value-type="float">
            <text:p>0.2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stats+rho</text:p>
          </table:table-cell>
          <table:table-cell office:value-type="string" calcext:value-type="string">
            <text:p>R</text:p>
          </table:table-cell>
          <table:table-cell office:value-type="float" office:value="0.125582" calcext:value-type="float">
            <text:p>0.125582</text:p>
          </table:table-cell>
          <table:table-cell office:value-type="string" calcext:value-type="string">
            <text:p>Error</text:p>
          </table:table-cell>
          <table:table-cell office:value-type="float" office:value="0.000271371" calcext:value-type="float">
            <text:p>0.000271371</text:p>
          </table:table-cell>
          <table:table-cell office:value-type="string" calcext:value-type="string">
            <text:p>(0.21609/%)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number-columns-repeated="2"/>
          <table:table-cell table:style-name="ce25" table:formula="of:=ABS([.F41]-[.E42])/([.F41]+[.E42])" office:value-type="percentage" office:value="0.000940508831218573" calcext:value-type="percentage">
            <text:p>0.094%</text:p>
          </table:table-cell>
          <table:table-cell table:style-name="ce28" table:formula="of:=[.Q42]*100" office:value-type="float" office:value="0.0940508831218573" calcext:value-type="float">
            <text:p>0.0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c=10%</text:p>
          </table:table-cell>
          <table:table-cell office:value-type="string" calcext:value-type="string">
            <text:p>R</text:p>
          </table:table-cell>
          <table:table-cell office:value-type="float" office:value="0.126038" calcext:value-type="float">
            <text:p>0.126038</text:p>
          </table:table-cell>
          <table:table-cell office:value-type="string" calcext:value-type="string">
            <text:p>Error</text:p>
          </table:table-cell>
          <table:table-cell office:value-type="float" office:value="0.000280923" calcext:value-type="float">
            <text:p>0.000280923</text:p>
          </table:table-cell>
          <table:table-cell office:value-type="string" calcext:value-type="string">
            <text:p>(0.222889/%)</text:p>
          </table:table-cell>
          <table:table-cell table:number-columns-repeated="5"/>
          <table:table-cell office:value-type="string" calcext:value-type="string">
            <text:p>effc</text:p>
          </table:table-cell>
          <table:table-cell table:style-name="ce21" table:formula="of:=ABS([.E40]-[.E45])/([.E40]+[.E45])" office:value-type="percentage" office:value="0.00165295839722791" calcext:value-type="percentage">
            <text:p>0.165%</text:p>
          </table:table-cell>
          <table:table-cell table:style-name="ce22" table:formula="of:=ABS([.E40]-[.E43])/([.E40]+[.E43])" office:value-type="percentage" office:value="0.00283653521003486" calcext:value-type="percentage">
            <text:p>0.284%</text:p>
          </table:table-cell>
          <table:table-cell table:style-name="ce25" table:formula="of:=([.O43]+[.P43])/2" office:value-type="percentage" office:value="0.00224474680363139" calcext:value-type="percentage">
            <text:p>0.224%</text:p>
          </table:table-cell>
          <table:table-cell table:style-name="ce28" table:formula="of:=[.Q43]*100" office:value-type="float" office:value="0.224474680363138" calcext:value-type="float">
            <text:p>0.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uds=10%</text:p>
          </table:table-cell>
          <table:table-cell office:value-type="string" calcext:value-type="string">
            <text:p>R</text:p>
          </table:table-cell>
          <table:table-cell office:value-type="float" office:value="0.125806" calcext:value-type="float">
            <text:p>0.125806</text:p>
          </table:table-cell>
          <table:table-cell office:value-type="string" calcext:value-type="string">
            <text:p>Error</text:p>
          </table:table-cell>
          <table:table-cell office:value-type="float" office:value="0.000280892" calcext:value-type="float">
            <text:p>0.000280892</text:p>
          </table:table-cell>
          <table:table-cell office:value-type="string" calcext:value-type="string">
            <text:p>(0.223274/%)</text:p>
          </table:table-cell>
          <table:table-cell table:number-columns-repeated="5"/>
          <table:table-cell office:value-type="string" calcext:value-type="string">
            <text:p>effuds</text:p>
          </table:table-cell>
          <table:table-cell table:style-name="ce21" table:formula="of:=ABS([.E40]-[.E46])/([.E40]+[.E46])" office:value-type="percentage" office:value="0.00119147715272822" calcext:value-type="percentage">
            <text:p>0.119%</text:p>
          </table:table-cell>
          <table:table-cell table:style-name="ce22" table:formula="of:=ABS([.E40]-[.E44])/([.E40]+[.E44])" office:value-type="percentage" office:value="0.00191533502434988" calcext:value-type="percentage">
            <text:p>0.192%</text:p>
          </table:table-cell>
          <table:table-cell table:style-name="ce25" table:formula="of:=([.O44]+[.P44])/2" office:value-type="percentage" office:value="0.00155340608853905" calcext:value-type="percentage">
            <text:p>0.155%</text:p>
          </table:table-cell>
          <table:table-cell table:style-name="ce28" table:formula="of:=[.Q44]*100" office:value-type="float" office:value="0.155340608853905" calcext:value-type="float">
            <text:p>0.1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c=5%</text:p>
          </table:table-cell>
          <table:table-cell office:value-type="string" calcext:value-type="string">
            <text:p>R</text:p>
          </table:table-cell>
          <table:table-cell office:value-type="float" office:value="0.12574" calcext:value-type="float">
            <text:p>0.12574</text:p>
          </table:table-cell>
          <table:table-cell office:value-type="string" calcext:value-type="string">
            <text:p>Error</text:p>
          </table:table-cell>
          <table:table-cell office:value-type="float" office:value="0.000280201" calcext:value-type="float">
            <text:p>0.000280201</text:p>
          </table:table-cell>
          <table:table-cell office:value-type="string" calcext:value-type="string">
            <text:p>(0.222842/%)</text:p>
          </table:table-cell>
          <table:table-cell table:number-columns-repeated="6"/>
          <table:table-cell table:style-name="ce22"/>
          <table:table-cell table:number-columns-repeated="2"/>
          <table:table-cell table:style-name="ce2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uds=5%</text:p>
          </table:table-cell>
          <table:table-cell office:value-type="string" calcext:value-type="string">
            <text:p>R</text:p>
          </table:table-cell>
          <table:table-cell office:value-type="float" office:value="0.125624" calcext:value-type="float">
            <text:p>0.125624</text:p>
          </table:table-cell>
          <table:table-cell office:value-type="string" calcext:value-type="string">
            <text:p>Error</text:p>
          </table:table-cell>
          <table:table-cell office:value-type="float" office:value="0.000280185" calcext:value-type="float">
            <text:p>0.000280185</text:p>
          </table:table-cell>
          <table:table-cell office:value-type="string" calcext:value-type="string">
            <text:p>(0.223035/%)</text:p>
          </table:table-cell>
          <table:table-cell table:number-columns-repeated="9"/>
          <table:table-cell table:style-name="ce2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ltaRc=1%</text:p>
          </table:table-cell>
          <table:table-cell office:value-type="string" calcext:value-type="string">
            <text:p>R</text:p>
          </table:table-cell>
          <table:table-cell office:value-type="float" office:value="0.127077" calcext:value-type="float">
            <text:p>0.127077</text:p>
          </table:table-cell>
          <table:table-cell office:value-type="string" calcext:value-type="string">
            <text:p>Error</text:p>
          </table:table-cell>
          <table:table-cell table:style-name="ce17" office:value-type="float" office:value="0.0000100574" calcext:value-type="float">
            <text:p>1.01E-05</text:p>
          </table:table-cell>
          <table:table-cell office:value-type="string" calcext:value-type="string">
            <text:p>(0.00791437/%)</text:p>
          </table:table-cell>
          <table:table-cell table:number-columns-repeated="7"/>
          <table:table-cell table:style-name="ce22"/>
          <table:table-cell table:number-columns-repeated="2"/>
          <table:table-cell table:style-name="ce2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ltaRc=5%</text:p>
          </table:table-cell>
          <table:table-cell office:value-type="string" calcext:value-type="string">
            <text:p>R</text:p>
          </table:table-cell>
          <table:table-cell office:value-type="float" office:value="0.127077" calcext:value-type="float">
            <text:p>0.127077</text:p>
          </table:table-cell>
          <table:table-cell office:value-type="string" calcext:value-type="string">
            <text:p>Error</text:p>
          </table:table-cell>
          <table:table-cell table:style-name="ce17" office:value-type="float" office:value="0.0000502804" calcext:value-type="float">
            <text:p>5.03E-05</text:p>
          </table:table-cell>
          <table:table-cell office:value-type="string" calcext:value-type="string">
            <text:p>(0.0395668/%)</text:p>
          </table:table-cell>
          <table:table-cell table:number-columns-repeated="6"/>
          <table:table-cell office:value-type="string" calcext:value-type="string">
            <text:p>Pol</text:p>
          </table:table-cell>
          <table:table-cell table:number-columns-repeated="2"/>
          <table:table-cell table:style-name="ce25" table:formula="of:=[.C51]" office:value-type="percentage" office:value="0.000300251" calcext:value-type="percentage">
            <text:p>0.030%</text:p>
          </table:table-cell>
          <table:table-cell table:style-name="ce28" table:formula="of:=[.Q48]*100" office:value-type="float" office:value="0.0300251" calcext:value-type="float">
            <text:p>0.0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-quark,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900fb-1,</text:p>
          </table:table-cell>
          <table:table-cell office:value-type="string" calcext:value-type="string">
            <text:p>pol=3</text:p>
          </table:table-cell>
          <table:table-cell office:value-type="string" calcext:value-type="string">
            <text:p>()=left,</text:p>
          </table:table-cell>
          <table:table-cell office:value-type="string" calcext:value-type="string">
            <text:p>1=right,</text:p>
          </table:table-cell>
          <table:table-cell office:value-type="string" calcext:value-type="string">
            <text:p>2=80/30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3=80/30</text:p>
          </table:table-cell>
          <table:table-cell office:value-type="string" calcext:value-type="string">
            <text:p>right)</text:p>
          </table:table-cell>
          <table:table-cell table:number-columns-repeated="5"/>
          <table:table-cell table:style-name="ce22"/>
          <table:table-cell table:style-name="ce28"/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BKG 5%</text:p>
          </table:table-cell>
          <table:table-cell table:number-columns-repeated="2"/>
          <table:table-cell table:style-name="ce25" table:formula="of:=ABS([.E54]-[.E53])/([.E53]+[.E54])" office:value-type="percentage" office:value="0.000203144355972625" calcext:value-type="percentage">
            <text:p>0.020%</text:p>
          </table:table-cell>
          <table:table-cell table:style-name="ce28" table:formula="of:=[.Q50]*100" office:value-type="float" office:value="0.0203144355972625" calcext:value-type="float">
            <text:p>0.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string" calcext:value-type="string">
            <text:p>unc</text:p>
          </table:table-cell>
          <table:table-cell table:style-name="ce16" office:value-type="percentage" office:value="0.000300251" calcext:value-type="percentage">
            <text:p>0.03%</text:p>
          </table:table-cell>
          <table:table-cell table:number-columns-repeated="11"/>
          <table:table-cell table:style-name="ce22"/>
          <table:table-cell table:style-name="ce23" office:value-type="string" calcext:value-type="string">
            <text:p>Total syst</text:p>
          </table:table-cell>
          <table:table-cell table:style-name="ce27" table:formula="of:=SQRT([.Q42]*[.Q42]+[.Q43]*[.Q43]+[.Q44]*[.Q44]+[.Q48]*[.Q48]+[.Q50]*[.Q50])" office:value-type="percentage" office:value="0.00290997145042493" calcext:value-type="percentage">
            <text:p>0.291%</text:p>
          </table:table-cell>
          <table:table-cell table:style-name="ce28" table:formula="of:=[.Q51]*100" office:value-type="float" office:value="0.290997145042493" calcext:value-type="float">
            <text:p>0.2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-quark,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900fb-1,</text:p>
          </table:table-cell>
          <table:table-cell office:value-type="string" calcext:value-type="string">
            <text:p>pol=3</text:p>
          </table:table-cell>
          <table:table-cell office:value-type="string" calcext:value-type="string">
            <text:p>()=left,</text:p>
          </table:table-cell>
          <table:table-cell office:value-type="string" calcext:value-type="string">
            <text:p>1=right,</text:p>
          </table:table-cell>
          <table:table-cell office:value-type="string" calcext:value-type="string">
            <text:p>2=80/30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3=80/30</text:p>
          </table:table-cell>
          <table:table-cell office:value-type="string" calcext:value-type="string">
            <text:p>right)</text:p>
          </table:table-cell>
          <table:table-cell table:number-columns-repeated="6"/>
          <table:table-cell table:style-name="ce29" table:formula="of:=SQRT([.Q41]*[.Q41]+[.R51]*[.R51])" office:value-type="percentage" office:value="0.291005025571435" calcext:value-type="percentage">
            <text:p>29.101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KG</text:p>
          </table:table-cell>
          <table:table-cell office:value-type="string" calcext:value-type="string">
            <text:p>u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0.125501" calcext:value-type="float">
            <text:p>0.125501</text:p>
          </table:table-cell>
          <table:table-cell office:value-type="string" calcext:value-type="string">
            <text:p>Error</text:p>
          </table:table-cell>
          <table:table-cell office:value-type="float" office:value="0.000268947" calcext:value-type="float">
            <text:p>0.000268947</text:p>
          </table:table-cell>
          <table:table-cell office:value-type="string" calcext:value-type="string">
            <text:p>(0.214299/%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KG</text:p>
          </table:table-cell>
          <table:table-cell office:value-type="string" calcext:value-type="string">
            <text:p>u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0.125552" calcext:value-type="float">
            <text:p>0.125552</text:p>
          </table:table-cell>
          <table:table-cell office:value-type="string" calcext:value-type="string">
            <text:p>Error</text:p>
          </table:table-cell>
          <table:table-cell office:value-type="float" office:value="0.000268805" calcext:value-type="float">
            <text:p>0.000268805</text:p>
          </table:table-cell>
          <table:table-cell office:value-type="string" calcext:value-type="string">
            <text:p>(0.214099/%)</text:p>
          </table:table-cell>
          <table:table-cell table:formula="of:=100*ABS([.E53]-[.E54])/([.E54]+[.E53])" office:value-type="float" office:value="0.0203144355972625" calcext:value-type="float">
            <text:p>0.020314435597263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_pol2" table:style-name="ta1"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14" table:default-cell-style-name="ce12"/>
        <table:table-column table:style-name="co9" table:number-columns-repeated="2" table:default-cell-style-name="ce12"/>
        <table:table-column table:style-name="co1" table:default-cell-style-name="ce12"/>
        <table:table-column table:style-name="co11" table:default-cell-style-name="ce12"/>
        <table:table-column table:style-name="co1" table:number-columns-repeated="3" table:default-cell-style-name="ce12"/>
        <table:table-column table:style-name="co13" table:default-cell-style-name="ce12"/>
        <table:table-column table:style-name="co1" table:number-columns-repeated="1010" table:default-cell-style-name="ce12"/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2"/>
          <table:table-cell table:style-name="ce19" office:value-type="string" calcext:value-type="string">
            <text:p>Stat</text:p>
          </table:table-cell>
          <table:table-cell table:style-name="ce20" table:formula="of:=[.K1]" office:value-type="percentage" office:value="0.003590283" calcext:value-type="percentage">
            <text:p>0.36%</text:p>
          </table:table-cell>
          <table:table-cell table:style-name="ce5" table:number-columns-repeated="3"/>
          <table:table-cell table:style-name="ce5" office:value-type="string" calcext:value-type="string">
            <text:p>Relative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rho</text:p>
          </table:table-cell>
          <table:table-cell table:style-name="ce5" table:formula="of:=100*ABS([.I2]-[.I1])" office:value-type="float" office:value="0" calcext:value-type="float">
            <text:p>0</text:p>
          </table:table-cell>
          <table:table-cell table:style-name="ce5" table:formula="of:=[.O2]/100" office:value-type="float" office:value="0" calcext:value-type="float">
            <text:p>0</text:p>
          </table:table-cell>
          <table:table-cell table:style-name="ce5" table:formula="of:=[.P2]*[.P2]" office:value-type="float" office:value="0" calcext:value-type="float">
            <text:p>0</text:p>
          </table:table-cell>
          <table:table-cell table:style-name="ce5"/>
          <table:table-cell table:style-name="ce5" table:formula="of:=[.O2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5" calcext:value-type="float">
            <text:p>0.599274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9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Bkg 1%</text:p>
          </table:table-cell>
          <table:table-cell table:style-name="ce5" table:formula="of:=100*ABS([.I4]-[.I3])" office:value-type="float" office:value="0.0000200000000005751" calcext:value-type="float">
            <text:p>2.00000000005751E-05</text:p>
          </table:table-cell>
          <table:table-cell table:style-name="ce5" table:formula="of:=[.O3]/100" office:value-type="float" office:value="0.000000200000000005751" calcext:value-type="float">
            <text:p>2.00000000005751E-07</text:p>
          </table:table-cell>
          <table:table-cell table:style-name="ce5" table:number-columns-repeated="2"/>
          <table:table-cell table:style-name="ce5" table:formula="of:=[.O3]/[.$I$1]" office:value-type="float" office:value="0.0000333736932540004" calcext:value-type="float">
            <text:p>3.33736932540004E-05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3" calcext:value-type="float">
            <text:p>0.5992743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76" calcext:value-type="percentage">
            <text:p>0.3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8" calcext:value-type="float">
            <text:p>0.5992748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317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Bkg 5%</text:p>
          </table:table-cell>
          <table:table-cell table:style-name="ce5" table:formula="of:=100*ABS([.I6]-[.I5])" office:value-type="float" office:value="0.000070000000007564" calcext:value-type="float">
            <text:p>7.0000000007564E-05</text:p>
          </table:table-cell>
          <table:table-cell table:style-name="ce5" table:formula="of:=[.O5]/100" office:value-type="float" office:value="0.00000070000000007564" calcext:value-type="float">
            <text:p>7.0000000007564E-07</text:p>
          </table:table-cell>
          <table:table-cell table:style-name="ce5" table:formula="of:=[.P5]*[.P5]" office:value-type="float" office:value="0.000000000000490000000105896" calcext:value-type="float">
            <text:p>4.90000000105896E-13</text:p>
          </table:table-cell>
          <table:table-cell table:style-name="ce5"/>
          <table:table-cell table:style-name="ce5" table:formula="of:=[.O5]/[.$I$1]" office:value-type="float" office:value="0.000116807926398264" calcext:value-type="float">
            <text:p>0.000116807926398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1" calcext:value-type="float">
            <text:p>0.5992741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49" calcext:value-type="percentage">
            <text:p>0.3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51" calcext:value-type="float">
            <text:p>0.5992751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351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Bkg 10%</text:p>
          </table:table-cell>
          <table:table-cell table:style-name="ce5" table:formula="of:=100*ABS([.I8]-[.I7])" office:value-type="float" office:value="0.000139999999992924" calcext:value-type="float">
            <text:p>0.000139999999993</text:p>
          </table:table-cell>
          <table:table-cell table:style-name="ce5" table:formula="of:=[.O7]/100" office:value-type="float" office:value="0.00000139999999992924" calcext:value-type="float">
            <text:p>1.39999999992924E-06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37" calcext:value-type="float">
            <text:p>0.5992737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16" calcext:value-type="percentage">
            <text:p>0.3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Rc 1%</text:p>
          </table:table-cell>
          <table:table-cell table:style-name="ce5" table:formula="of:=100*ABS([.I10]-[.I9])" office:value-type="float" office:value="0" calcext:value-type="float">
            <text:p>0</text:p>
          </table:table-cell>
          <table:table-cell table:style-name="ce5" table:formula="of:=[.O9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Rc 5%</text:p>
          </table:table-cell>
          <table:table-cell table:style-name="ce5" table:formula="of:=100*ABS([.I12]-[.I11])" office:value-type="float" office:value="0" calcext:value-type="float">
            <text:p>0</text:p>
          </table:table-cell>
          <table:table-cell table:style-name="ce5" table:formula="of:=[.O11]/100" office:value-type="float" office:value="0" calcext:value-type="float">
            <text:p>0</text:p>
          </table:table-cell>
          <table:table-cell table:style-name="ce5" table:formula="of:=[.P11]*[.P11]" office:value-type="float" office:value="0" calcext:value-type="float">
            <text:p>0</text:p>
          </table:table-cell>
          <table:table-cell table:style-name="ce5"/>
          <table:table-cell table:style-name="ce5" table:formula="of:=[.O11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uds tagging 1%</text:p>
          </table:table-cell>
          <table:table-cell table:style-name="ce5" table:formula="of:=100*ABS([.I14]-[.I13])" office:value-type="float" office:value="0" calcext:value-type="float">
            <text:p>0</text:p>
          </table:table-cell>
          <table:table-cell table:style-name="ce5" table:formula="of:=[.O13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uds tagging 5%</text:p>
          </table:table-cell>
          <table:table-cell table:style-name="ce5" table:formula="of:=100*ABS([.I16]-[.I15])" office:value-type="float" office:value="0" calcext:value-type="float">
            <text:p>0</text:p>
          </table:table-cell>
          <table:table-cell table:style-name="ce5" table:formula="of:=[.O15]/100" office:value-type="float" office:value="0" calcext:value-type="float">
            <text:p>0</text:p>
          </table:table-cell>
          <table:table-cell table:style-name="ce5" table:formula="of:=[.P15]*[.P15]" office:value-type="float" office:value="0" calcext:value-type="float">
            <text:p>0</text:p>
          </table:table-cell>
          <table:table-cell table:style-name="ce5"/>
          <table:table-cell table:style-name="ce5" table:formula="of:=[.O15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c tagging 1%</text:p>
          </table:table-cell>
          <table:table-cell table:style-name="ce5" table:formula="of:=100*ABS([.I18]-[.I17])" office:value-type="float" office:value="0" calcext:value-type="float">
            <text:p>0</text:p>
          </table:table-cell>
          <table:table-cell table:style-name="ce5" table:formula="of:=[.O17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2"/>
          <table:table-cell table:style-name="ce5" office:value-type="string" calcext:value-type="string">
            <text:p>c tagging 5%</text:p>
          </table:table-cell>
          <table:table-cell table:style-name="ce5" table:formula="of:=100*ABS([.I20]-[.I19])" office:value-type="float" office:value="0" calcext:value-type="float">
            <text:p>0</text:p>
          </table:table-cell>
          <table:table-cell table:style-name="ce5" table:formula="of:=[.O19]/100" office:value-type="float" office:value="0" calcext:value-type="float">
            <text:p>0</text:p>
          </table:table-cell>
          <table:table-cell table:style-name="ce5" table:formula="of:=[.P19]*[.P19]" office:value-type="float" office:value="0" calcext:value-type="float">
            <text:p>0</text:p>
          </table:table-cell>
          <table:table-cell table:style-name="ce5"/>
          <table:table-cell table:style-name="ce5" table:formula="of:=[.O19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744" calcext:value-type="float">
            <text:p>0.599274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590283" calcext:value-type="percentage">
            <text:p>0.3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89827" calcext:value-type="float">
            <text:p>0.5989827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369204" calcext:value-type="percentage">
            <text:p>0.14%</text:p>
          </table:table-cell>
          <table:table-cell table:style-name="ce5" table:number-columns-repeated="2"/>
          <table:table-cell table:style-name="ce5" office:value-type="string" calcext:value-type="string">
            <text:p>Rho (2)</text:p>
          </table:table-cell>
          <table:table-cell table:style-name="ce5" table:formula="of:=100*ABS([.I21]-[.I1])" office:value-type="float" office:value="0.0291700000000006" calcext:value-type="float">
            <text:p>0.029170000000001</text:p>
          </table:table-cell>
          <table:table-cell table:style-name="ce5" table:formula="of:=[.O21]/100" office:value-type="float" office:value="0.000291700000000006" calcext:value-type="float">
            <text:p>0.0002917</text:p>
          </table:table-cell>
          <table:table-cell table:style-name="ce5" table:formula="of:=[.P21]*[.P21]" office:value-type="float" office:value="0.0000000850888900000034" calcext:value-type="float">
            <text:p>8.50888900000034E-08</text:p>
          </table:table-cell>
          <table:table-cell table:style-name="ce5"/>
          <table:table-cell table:style-name="ce5" table:formula="of:=100*0.0001/0.1" office:value-type="float" office:value="0.1" calcext:value-type="float">
            <text:p>0.1</text:p>
          </table:table-cell>
          <table:table-cell table:style-name="ce5" table:formula="of:=[.O21]/[.$I$1]" office:value-type="float" office:value="0.0486755316095608" calcext:value-type="float">
            <text:p>0.048675531609561</text:p>
          </table:table-cell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669" calcext:value-type="float">
            <text:p>0.599266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420516" calcext:value-type="percentage">
            <text:p>0.34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5992661" calcext:value-type="float">
            <text:p>0.5992661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3606552" calcext:value-type="percentage">
            <text:p>0.36%</text:p>
          </table:table-cell>
          <table:table-cell table:style-name="ce5" table:number-columns-repeated="3"/>
          <table:table-cell table:style-name="ce5" table:formula="of:=100*ABS([.I23]-[.I22])/2" office:value-type="float" office:value="0.0000399999999955991" calcext:value-type="float">
            <text:p>3.99999999955991E-05</text:p>
          </table:table-cell>
          <table:table-cell table:style-name="ce5" table:formula="of:=[.O23]/100" office:value-type="float" office:value="0.000000399999999955991" calcext:value-type="float">
            <text:p>3.99999999955991E-07</text:p>
          </table:table-cell>
          <table:table-cell table:style-name="ce5"/>
          <table:table-cell table:style-name="ce19" table:formula="of:=100*SQRT(SUM([.Q2:.Q22]))/[.I1]" office:value-type="float" office:value="0.0486756717628532" calcext:value-type="float">
            <text:p>0.048675671762853</text:p>
          </table:table-cell>
          <table:table-cell table:style-name="ce33" table:formula="of:=100*SQRT([.K23]*[.K23]-[.K22]*[.K22])" office:value-type="float" office:value="0.114336679261206" calcext:value-type="float">
            <text:p>0.114336679261206</text:p>
          </table:table-cell>
          <table:table-cell table:style-name="ce5" table:number-columns-repeated="1005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330792" calcext:value-type="float">
            <text:p>0.6330792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143542" calcext:value-type="percentage">
            <text:p>0.11%</text:p>
          </table:table-cell>
          <table:table-cell table:style-name="ce5" table:number-columns-repeated="2"/>
          <table:table-cell table:style-name="ce5" office:value-type="string" calcext:value-type="string">
            <text:p>pol</text:p>
          </table:table-cell>
          <table:table-cell table:style-name="ce5" table:formula="of:=100*STDEV([.I26:.I29])" office:value-type="float" office:value="0.00138200337674562" calcext:value-type="float">
            <text:p>0.001382003376746</text:p>
          </table:table-cell>
          <table:table-cell table:style-name="ce5" table:formula="of:=[.O26]/100" office:value-type="float" office:value="0.0000138200337674562" calcext:value-type="float">
            <text:p>1.38200337674562E-05</text:p>
          </table:table-cell>
          <table:table-cell table:style-name="ce24" table:formula="of:=[.P26]*[.P26]" office:value-type="float" office:value="0.00000000019099333333363" calcext:value-type="float">
            <text:p>1.9099333333363E-10</text:p>
          </table:table-cell>
          <table:table-cell table:style-name="ce5"/>
          <table:table-cell table:style-name="ce19" table:formula="of:=[.O26]/[.I$1]" office:value-type="float" office:value="0.00230612783850874" calcext:value-type="float">
            <text:p>0.002306127838509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330705" calcext:value-type="float">
            <text:p>0.633070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142734" calcext:value-type="percentage">
            <text:p>0.11%</text:p>
          </table:table-cell>
          <table:table-cell table:style-name="ce5" table:number-columns-repeated="3"/>
          <table:table-cell table:style-name="ce5" table:formula="of:=100*(MAX([.I26:.I29])-MIN([.I26:.I29]))" office:value-type="float" office:value="0.00310000000000032" calcext:value-type="float">
            <text:p>0.0031</text:p>
          </table:table-cell>
          <table:table-cell table:style-name="ce5" table:formula="of:=[.O27]/100" office:value-type="float" office:value="0.0000310000000000032" calcext:value-type="float">
            <text:p>3.10000000000032E-05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331015" calcext:value-type="float">
            <text:p>0.633101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143997" calcext:value-type="percentage">
            <text:p>0.11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330928" calcext:value-type="float">
            <text:p>0.6330928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143189" calcext:value-type="percentage">
            <text:p>0.11%</text:p>
          </table:table-cell>
          <table:table-cell table:style-name="ce5" table:number-columns-repeated="1013"/>
        </table:table-row>
        <table:table-row table:style-name="ro1">
          <table:table-cell table:style-name="ce5" table:number-columns-repeated="15"/>
          <table:table-cell table:style-name="ce5" office:value-type="string" calcext:value-type="string">
            <text:p>Total</text:p>
          </table:table-cell>
          <table:table-cell table:style-name="ce19" table:formula="of:=100*SQRT(SUM([.Q2:.Q27]))/[.I1]" office:value-type="float" office:value="0.0487302703375691" calcext:value-type="float">
            <text:p>0.048730270337569</text:p>
          </table:table-cell>
          <table:table-cell table:style-name="ce5" table:number-columns-repeated="1007"/>
        </table:table-row>
        <table:table-row table:style-name="ro1">
          <table:table-cell table:style-name="ce5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4"/>
          <table:table-cell table:style-name="ce34" office:value-type="string" calcext:value-type="string">
            <text:p>C-quark,</text:p>
          </table:table-cell>
          <table:table-cell table:style-name="ce34" office:value-type="string" calcext:value-type="string">
            <text:p>Lum</text:p>
          </table:table-cell>
          <table:table-cell table:style-name="ce34" office:value-type="string" calcext:value-type="string">
            <text:p>900fb-1,</text:p>
          </table:table-cell>
          <table:table-cell table:style-name="ce34" office:value-type="string" calcext:value-type="string">
            <text:p>pol=2</text:p>
          </table:table-cell>
          <table:table-cell table:style-name="ce34" office:value-type="string" calcext:value-type="string">
            <text:p>0=left,</text:p>
          </table:table-cell>
          <table:table-cell table:style-name="ce34" office:value-type="string" calcext:value-type="string">
            <text:p>1=right,</text:p>
          </table:table-cell>
          <table:table-cell table:style-name="ce34" office:value-type="string" calcext:value-type="string">
            <text:p>2=80/30</text:p>
          </table:table-cell>
          <table:table-cell table:style-name="ce34" office:value-type="string" calcext:value-type="string">
            <text:p>left,</text:p>
          </table:table-cell>
          <table:table-cell table:style-name="ce34" office:value-type="string" calcext:value-type="string">
            <text:p>3=80/30</text:p>
          </table:table-cell>
          <table:table-cell table:style-name="ce34" office:value-type="string" calcext:value-type="string">
            <text:p>right)</text:p>
          </table:table-cell>
          <table:table-cell table:number-columns-repeated="1013"/>
        </table:table-row>
        <table:table-row table:style-name="ro1">
          <table:table-cell table:style-name="ce34"/>
          <table:table-cell table:style-name="ce34" office:value-type="string" calcext:value-type="string">
            <text:p>Parton</text:p>
          </table:table-cell>
          <table:table-cell table:style-name="ce34" office:value-type="string" calcext:value-type="string">
            <text:p>LeveL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8608" calcext:value-type="float">
            <text:p>0.248608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138632" calcext:value-type="float">
            <text:p>0.000138632</text:p>
          </table:table-cell>
          <table:table-cell table:style-name="ce34" office:value-type="string" calcext:value-type="string">
            <text:p>(0.0557635/%)</text:p>
          </table:table-cell>
          <table:table-cell table:style-name="ce34" table:number-columns-repeated="3"/>
          <table:table-cell table:number-columns-repeated="1013"/>
        </table:table-row>
        <table:table-row table:style-name="ro1">
          <table:table-cell table:style-name="ce34"/>
          <table:table-cell table:style-name="ce34" office:value-type="string" calcext:value-type="string">
            <text:p>Reco,</text:p>
          </table:table-cell>
          <table:table-cell table:style-name="ce34" office:value-type="string" calcext:value-type="string">
            <text:p>only</text:p>
          </table:table-cell>
          <table:table-cell table:style-name="ce34" office:value-type="string" calcext:value-type="string">
            <text:p>stats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864" calcext:value-type="float">
            <text:p>0.24864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414256" calcext:value-type="float">
            <text:p>0.000414256</text:p>
          </table:table-cell>
          <table:table-cell table:style-name="ce34" office:value-type="string" calcext:value-type="string">
            <text:p>(0.166609/%)</text:p>
          </table:table-cell>
          <table:table-cell table:style-name="ce34" table:number-columns-repeated="2"/>
          <table:table-cell table:number-columns-repeated="2"/>
          <table:table-cell office:value-type="string" calcext:value-type="string">
            <text:p>stat</text:p>
          </table:table-cell>
          <table:table-cell table:number-columns-repeated="2"/>
          <table:table-cell table:style-name="ce25" table:formula="of:=[.H41]/[.F41]" office:value-type="percentage" office:value="0.00166608751608752" calcext:value-type="percentage">
            <text:p>0.167%</text:p>
          </table:table-cell>
          <table:table-cell table:style-name="ce28" table:formula="of:=[.Q41]*100" office:value-type="float" office:value="0.166608751608752" calcext:value-type="float">
            <text:p>0.17</text:p>
          </table:table-cell>
          <table:table-cell table:number-columns-repeated="1006"/>
        </table:table-row>
        <table:table-row table:style-name="ro1">
          <table:table-cell table:style-name="ce34"/>
          <table:table-cell table:style-name="ce34" office:value-type="string" calcext:value-type="string">
            <text:p>Reco,</text:p>
          </table:table-cell>
          <table:table-cell table:style-name="ce34" office:value-type="string" calcext:value-type="string">
            <text:p>stats+rho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8584" calcext:value-type="float">
            <text:p>0.248584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568474" calcext:value-type="float">
            <text:p>0.000568474</text:p>
          </table:table-cell>
          <table:table-cell table:style-name="ce34" office:value-type="string" calcext:value-type="string">
            <text:p>(0.228684/%)</text:p>
          </table:table-cell>
          <table:table-cell table:style-name="ce34" table:number-columns-repeated="3"/>
          <table:table-cell table:number-columns-repeated="2"/>
          <table:table-cell office:value-type="string" calcext:value-type="string">
            <text:p>rho</text:p>
          </table:table-cell>
          <table:table-cell table:number-columns-repeated="2"/>
          <table:table-cell table:style-name="ce25" table:formula="of:=ABS([.F41]-[.E42])/([.F41]+[.E42])" office:value-type="percentage" office:value="0.000112625295641458" calcext:value-type="percentage">
            <text:p>0.011%</text:p>
          </table:table-cell>
          <table:table-cell table:style-name="ce28" table:formula="of:=[.Q42]*100" office:value-type="float" office:value="0.0112625295641458" calcext:value-type="float">
            <text:p>0.01</text:p>
          </table:table-cell>
          <table:table-cell table:number-columns-repeated="1006"/>
        </table:table-row>
        <table:table-row table:style-name="ro1">
          <table:table-cell table:style-name="ce34"/>
          <table:table-cell table:style-name="ce34" office:value-type="string" calcext:value-type="string">
            <text:p>Reco,</text:p>
          </table:table-cell>
          <table:table-cell table:style-name="ce34" office:value-type="string" calcext:value-type="string">
            <text:p>Delta_effb=10%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9786" calcext:value-type="float">
            <text:p>0.249786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453974" calcext:value-type="float">
            <text:p>0.000453974</text:p>
          </table:table-cell>
          <table:table-cell table:style-name="ce34" office:value-type="string" calcext:value-type="string">
            <text:p>(0.181745/%)</text:p>
          </table:table-cell>
          <table:table-cell table:style-name="ce34" table:number-columns-repeated="3"/>
          <table:table-cell table:number-columns-repeated="2"/>
          <table:table-cell office:value-type="string" calcext:value-type="string">
            <text:p>effb</text:p>
          </table:table-cell>
          <table:table-cell table:style-name="ce21" table:formula="of:=ABS([.E40]-[.E45])/([.E40]+[.E45])" office:value-type="percentage" office:value="0.00121730256999489" calcext:value-type="percentage">
            <text:p>0.122%</text:p>
          </table:table-cell>
          <table:table-cell table:style-name="ce22" table:formula="of:=ABS([.E40]-[.E43])/([.E40]+[.E43])" office:value-type="percentage" office:value="0.0023635918570448" calcext:value-type="percentage">
            <text:p>0.236%</text:p>
          </table:table-cell>
          <table:table-cell table:style-name="ce25" table:formula="of:=([.O43]+[.P43])/2" office:value-type="percentage" office:value="0.00179044721351984" calcext:value-type="percentage">
            <text:p>0.179%</text:p>
          </table:table-cell>
          <table:table-cell table:style-name="ce28" table:formula="of:=[.Q43]*100" office:value-type="float" office:value="0.179044721351984" calcext:value-type="float">
            <text:p>0.18</text:p>
          </table:table-cell>
          <table:table-cell table:number-columns-repeated="1006"/>
        </table:table-row>
        <table:table-row table:style-name="ro1">
          <table:table-cell table:style-name="ce34"/>
          <table:table-cell table:style-name="ce34" office:value-type="string" calcext:value-type="string">
            <text:p>Reco,</text:p>
          </table:table-cell>
          <table:table-cell table:style-name="ce34" office:value-type="string" calcext:value-type="string">
            <text:p>Delta_effuds=10%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9262" calcext:value-type="float">
            <text:p>0.249262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453798" calcext:value-type="float">
            <text:p>0.000453798</text:p>
          </table:table-cell>
          <table:table-cell table:style-name="ce34" office:value-type="string" calcext:value-type="string">
            <text:p>(0.182057/%)</text:p>
          </table:table-cell>
          <table:table-cell table:style-name="ce34" table:number-columns-repeated="3"/>
          <table:table-cell table:number-columns-repeated="2"/>
          <table:table-cell office:value-type="string" calcext:value-type="string">
            <text:p>effuds</text:p>
          </table:table-cell>
          <table:table-cell table:style-name="ce21" table:formula="of:=ABS([.E40]-[.E46])/([.E40]+[.E46])" office:value-type="percentage" office:value="0.000691373904654681" calcext:value-type="percentage">
            <text:p>0.069%</text:p>
          </table:table-cell>
          <table:table-cell table:style-name="ce22" table:formula="of:=ABS([.E40]-[.E44])/([.E40]+[.E44])" office:value-type="percentage" office:value="0.00131359591861327" calcext:value-type="percentage">
            <text:p>0.131%</text:p>
          </table:table-cell>
          <table:table-cell table:style-name="ce25" table:formula="of:=([.O44]+[.P44])/2" office:value-type="percentage" office:value="0.00100248491163397" calcext:value-type="percentage">
            <text:p>0.100%</text:p>
          </table:table-cell>
          <table:table-cell table:style-name="ce28" table:formula="of:=[.Q44]*100" office:value-type="float" office:value="0.100248491163397" calcext:value-type="float">
            <text:p>0.10</text:p>
          </table:table-cell>
          <table:table-cell table:number-columns-repeated="1006"/>
        </table:table-row>
        <table:table-row table:style-name="ro1">
          <table:table-cell table:style-name="ce34"/>
          <table:table-cell table:style-name="ce34" office:value-type="string" calcext:value-type="string">
            <text:p>Reco,</text:p>
          </table:table-cell>
          <table:table-cell table:style-name="ce34" office:value-type="string" calcext:value-type="string">
            <text:p>Delta_effb=5%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9214" calcext:value-type="float">
            <text:p>0.249214</text:p>
          </table:table-cell>
          <table:table-cell table:style-name="ce39" office:value-type="string" calcext:value-type="string">
            <text:p>Error</text:p>
          </table:table-cell>
          <table:table-cell table:style-name="ce34" office:value-type="float" office:value="0.000453039" calcext:value-type="float">
            <text:p>0.000453039</text:p>
          </table:table-cell>
          <table:table-cell table:style-name="ce34" office:value-type="string" calcext:value-type="string">
            <text:p>(0.181787/%)</text:p>
          </table:table-cell>
          <table:table-cell table:style-name="ce34" table:number-columns-repeated="3"/>
          <table:table-cell table:number-columns-repeated="3"/>
          <table:table-cell table:style-name="ce22"/>
          <table:table-cell table:number-columns-repeated="2"/>
          <table:table-cell table:style-name="ce28"/>
          <table:table-cell table:number-columns-repeated="1006"/>
        </table:table-row>
        <table:table-row table:style-name="ro1">
          <table:table-cell table:style-name="ce34"/>
          <table:table-cell table:style-name="ce34" office:value-type="string" calcext:value-type="string">
            <text:p>Reco,</text:p>
          </table:table-cell>
          <table:table-cell table:style-name="ce34" office:value-type="string" calcext:value-type="string">
            <text:p>Delta_effuds=5%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8952" calcext:value-type="float">
            <text:p>0.248952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452951" calcext:value-type="float">
            <text:p>0.000452951</text:p>
          </table:table-cell>
          <table:table-cell table:style-name="ce34" office:value-type="string" calcext:value-type="string">
            <text:p>(0.181943/%)</text:p>
          </table:table-cell>
          <table:table-cell table:style-name="ce34" table:number-columns-repeated="3"/>
          <table:table-cell table:number-columns-repeated="6"/>
          <table:table-cell table:style-name="ce28"/>
          <table:table-cell table:number-columns-repeated="1006"/>
        </table:table-row>
        <table:table-row table:style-name="ro1">
          <table:table-cell table:style-name="ce34"/>
          <table:table-cell table:style-name="ce34" office:value-type="string" calcext:value-type="string">
            <text:p>DeltaRb=1%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8584" calcext:value-type="float">
            <text:p>0.248584</text:p>
          </table:table-cell>
          <table:table-cell table:style-name="ce34" office:value-type="string" calcext:value-type="string">
            <text:p>Error</text:p>
          </table:table-cell>
          <table:table-cell table:style-name="ce39" office:value-type="float" office:value="0.0000574325" calcext:value-type="float">
            <text:p>5.74E-05</text:p>
          </table:table-cell>
          <table:table-cell table:style-name="ce34" office:value-type="string" calcext:value-type="string">
            <text:p>(0.0231038/%)</text:p>
          </table:table-cell>
          <table:table-cell table:style-name="ce34" office:value-type="string" calcext:value-type="string">
            <text:p>2=80/30</text:p>
          </table:table-cell>
          <table:table-cell table:style-name="ce34" office:value-type="string" calcext:value-type="string">
            <text:p>left,</text:p>
          </table:table-cell>
          <table:table-cell table:style-name="ce34" office:value-type="string" calcext:value-type="string">
            <text:p>3=80/30</text:p>
          </table:table-cell>
          <table:table-cell table:style-name="ce34" office:value-type="string" calcext:value-type="string">
            <text:p>right)</text:p>
          </table:table-cell>
          <table:table-cell table:number-columns-repeated="3"/>
          <table:table-cell table:style-name="ce22"/>
          <table:table-cell table:number-columns-repeated="2"/>
          <table:table-cell table:style-name="ce28"/>
          <table:table-cell table:number-columns-repeated="1006"/>
        </table:table-row>
        <table:table-row table:style-name="ro1">
          <table:table-cell table:style-name="ce34" office:value-type="string" calcext:value-type="string">
            <text:p>Polarization</text:p>
          </table:table-cell>
          <table:table-cell table:style-name="ce34" office:value-type="string" calcext:value-type="string">
            <text:p>DeltaRb=5%</text:p>
          </table:table-cell>
          <table:table-cell table:style-name="ce38" office:value-type="string" calcext:value-type="string">
            <text:p>R</text:p>
          </table:table-cell>
          <table:table-cell table:style-name="ce34" office:value-type="float" office:value="0.248584" calcext:value-type="float">
            <text:p>0.248584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287168" calcext:value-type="float">
            <text:p>0.000287168</text:p>
          </table:table-cell>
          <table:table-cell table:style-name="ce34" office:value-type="string" calcext:value-type="string">
            <text:p>(0.115521/%)</text:p>
          </table:table-cell>
          <table:table-cell table:style-name="ce34" table:number-columns-repeated="4"/>
          <table:table-cell table:number-columns-repeated="2"/>
          <table:table-cell office:value-type="string" calcext:value-type="string">
            <text:p>Pol</text:p>
          </table:table-cell>
          <table:table-cell table:number-columns-repeated="2"/>
          <table:table-cell table:style-name="ce25" table:formula="of:=[.C50]" office:value-type="percentage" office:value="0.0000287" calcext:value-type="percentage">
            <text:p>0.003%</text:p>
          </table:table-cell>
          <table:table-cell table:style-name="ce28" table:formula="of:=[.Q48]*100" office:value-type="float" office:value="0.00287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34"/>
          <table:table-cell table:style-name="ce34" office:value-type="string" calcext:value-type="string">
            <text:p>C-quark,</text:p>
          </table:table-cell>
          <table:table-cell table:style-name="ce34" office:value-type="string" calcext:value-type="string">
            <text:p>Lum</text:p>
          </table:table-cell>
          <table:table-cell table:style-name="ce34" office:value-type="string" calcext:value-type="string">
            <text:p>900fb-1,</text:p>
          </table:table-cell>
          <table:table-cell table:style-name="ce34" office:value-type="string" calcext:value-type="string">
            <text:p>pol=2</text:p>
          </table:table-cell>
          <table:table-cell table:style-name="ce34" office:value-type="string" calcext:value-type="string">
            <text:p>0=left,</text:p>
          </table:table-cell>
          <table:table-cell table:style-name="ce34" office:value-type="string" calcext:value-type="string">
            <text:p>1=right,</text:p>
          </table:table-cell>
          <table:table-cell table:style-name="ce34" office:value-type="string" calcext:value-type="string">
            <text:p>2=80/30</text:p>
          </table:table-cell>
          <table:table-cell table:style-name="ce34" office:value-type="string" calcext:value-type="string">
            <text:p>left,</text:p>
          </table:table-cell>
          <table:table-cell table:style-name="ce34" office:value-type="string" calcext:value-type="string">
            <text:p>3=80/30</text:p>
          </table:table-cell>
          <table:table-cell table:style-name="ce34" office:value-type="string" calcext:value-type="string">
            <text:p>right)</text:p>
          </table:table-cell>
          <table:table-cell table:number-columns-repeated="5"/>
          <table:table-cell table:style-name="ce22"/>
          <table:table-cell table:style-name="ce28"/>
          <table:table-cell table:number-columns-repeated="1006"/>
        </table:table-row>
        <table:table-row table:style-name="ro1">
          <table:table-cell table:style-name="ce34" office:value-type="string" calcext:value-type="string">
            <text:p>Polarization</text:p>
          </table:table-cell>
          <table:table-cell table:style-name="ce34" office:value-type="string" calcext:value-type="string">
            <text:p>unc</text:p>
          </table:table-cell>
          <table:table-cell table:style-name="ce38" office:value-type="percentage" office:value="0.0000287" calcext:value-type="percentage">
            <text:p>0.00%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8647" calcext:value-type="float">
            <text:p>0.248647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465949" calcext:value-type="float">
            <text:p>0.000465949</text:p>
          </table:table-cell>
          <table:table-cell table:style-name="ce34" office:value-type="string" calcext:value-type="string">
            <text:p>(0.187394/%)</text:p>
          </table:table-cell>
          <table:table-cell table:style-name="ce34" table:number-columns-repeated="3"/>
          <table:table-cell table:number-columns-repeated="2"/>
          <table:table-cell office:value-type="string" calcext:value-type="string">
            <text:p>BKG 5%</text:p>
          </table:table-cell>
          <table:table-cell table:number-columns-repeated="2"/>
          <table:table-cell table:style-name="ce25" table:formula="of:=ABS([.E53]-[.E52])/([.E52]+[.E53])" office:value-type="percentage" office:value="0.000442623874327007" calcext:value-type="percentage">
            <text:p>0.044%</text:p>
          </table:table-cell>
          <table:table-cell table:style-name="ce28" table:formula="of:=[.Q50]*100" office:value-type="float" office:value="0.0442623874327007" calcext:value-type="float">
            <text:p>0.04</text:p>
          </table:table-cell>
          <table:table-cell table:number-columns-repeated="1006"/>
        </table:table-row>
        <table:table-row table:style-name="ro1">
          <table:table-cell table:style-name="ce34" office:value-type="string" calcext:value-type="string">
            <text:p>BKG</text:p>
          </table:table-cell>
          <table:table-cell table:style-name="ce34" office:value-type="string" calcext:value-type="string">
            <text:p>C-quark,</text:p>
          </table:table-cell>
          <table:table-cell table:style-name="ce34" office:value-type="string" calcext:value-type="string">
            <text:p>Lum</text:p>
          </table:table-cell>
          <table:table-cell table:style-name="ce34" office:value-type="string" calcext:value-type="string">
            <text:p>900fb-1,</text:p>
          </table:table-cell>
          <table:table-cell table:style-name="ce34" office:value-type="string" calcext:value-type="string">
            <text:p>pol=2</text:p>
          </table:table-cell>
          <table:table-cell table:style-name="ce34" office:value-type="string" calcext:value-type="string">
            <text:p>0=left,</text:p>
          </table:table-cell>
          <table:table-cell table:style-name="ce34" office:value-type="string" calcext:value-type="string">
            <text:p>1=right,</text:p>
          </table:table-cell>
          <table:table-cell table:style-name="ce34" office:value-type="string" calcext:value-type="string">
            <text:p>2=80/30</text:p>
          </table:table-cell>
          <table:table-cell table:style-name="ce34" office:value-type="string" calcext:value-type="string">
            <text:p>left,</text:p>
          </table:table-cell>
          <table:table-cell table:style-name="ce34" office:value-type="string" calcext:value-type="string">
            <text:p>3=80/30</text:p>
          </table:table-cell>
          <table:table-cell table:style-name="ce34" office:value-type="string" calcext:value-type="string">
            <text:p>right)</text:p>
          </table:table-cell>
          <table:table-cell table:number-columns-repeated="3"/>
          <table:table-cell table:style-name="ce22"/>
          <table:table-cell table:style-name="ce23" office:value-type="string" calcext:value-type="string">
            <text:p>Total syst</text:p>
          </table:table-cell>
          <table:table-cell table:style-name="ce27" table:formula="of:=SQRT([.Q42]*[.Q42]+[.Q43]*[.Q43]+[.Q44]*[.Q44]+[.Q48]*[.Q48]+[.Q50]*[.Q50])" office:value-type="percentage" office:value="0.00210240368716318" calcext:value-type="percentage">
            <text:p>0.210%</text:p>
          </table:table-cell>
          <table:table-cell table:style-name="ce28" table:formula="of:=[.Q51]*100" office:value-type="float" office:value="0.210240368716318" calcext:value-type="float">
            <text:p>0.21</text:p>
          </table:table-cell>
          <table:table-cell table:number-columns-repeated="1006"/>
        </table:table-row>
        <table:table-row table:style-name="ro1">
          <table:table-cell table:style-name="ce34" office:value-type="string" calcext:value-type="string">
            <text:p>BKG</text:p>
          </table:table-cell>
          <table:table-cell table:style-name="ce34" office:value-type="string" calcext:value-type="string">
            <text:p>unc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8628" calcext:value-type="float">
            <text:p>0.248628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414196" calcext:value-type="float">
            <text:p>0.000414196</text:p>
          </table:table-cell>
          <table:table-cell table:style-name="ce34" office:value-type="string" calcext:value-type="string">
            <text:p>(0.166593/%)</text:p>
          </table:table-cell>
          <table:table-cell table:style-name="ce34" table:number-columns-repeated="3"/>
          <table:table-cell table:number-columns-repeated="6"/>
          <table:table-cell table:style-name="ce29" table:formula="of:=SQRT([.Q41]*[.Q41]+[.R51]*[.R51])" office:value-type="percentage" office:value="0.210246970217372" calcext:value-type="percentage">
            <text:p>21.025%</text:p>
          </table:table-cell>
          <table:table-cell table:number-columns-repeated="1006"/>
        </table:table-row>
        <table:table-row table:style-name="ro1">
          <table:table-cell table:style-name="ce34" office:value-type="string" calcext:value-type="string">
            <text:p>BKG</text:p>
          </table:table-cell>
          <table:table-cell table:style-name="ce34" office:value-type="string" calcext:value-type="string">
            <text:p>unc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8408" calcext:value-type="float">
            <text:p>0.248408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0413771" calcext:value-type="float">
            <text:p>0.000413771</text:p>
          </table:table-cell>
          <table:table-cell table:style-name="ce34" office:value-type="string" calcext:value-type="string">
            <text:p>(0.166569/%)</text:p>
          </table:table-cell>
          <table:table-cell table:style-name="ce34" table:number-columns-repeated="3"/>
          <table:table-cell table:number-columns-repeated="1013"/>
        </table:table-row>
        <table:table-row table:style-name="ro1">
          <table:table-cell table:style-name="ce34" office:value-type="string" calcext:value-type="string">
            <text:p>BKG</text:p>
          </table:table-cell>
          <table:table-cell table:style-name="ce34" office:value-type="string" calcext:value-type="string">
            <text:p>unc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0.248028" calcext:value-type="float">
            <text:p>0.248028</text:p>
          </table:table-cell>
          <table:table-cell table:style-name="ce34" office:value-type="string" calcext:value-type="string">
            <text:p>Error</text:p>
          </table:table-cell>
          <table:table-cell table:style-name="ce34" office:value-type="float" office:value="0.00243439" calcext:value-type="float">
            <text:p>0.00243439</text:p>
          </table:table-cell>
          <table:table-cell table:style-name="ce34" office:value-type="string" calcext:value-type="string">
            <text:p>(0.981497/%)</text:p>
          </table:table-cell>
          <table:table-cell table:formula="of:=100*ABS([.E52]-[.E53])/([.E52]+[.E53])" office:value-type="float" office:value="0.0442623874327007" calcext:value-type="float">
            <text:p>0.044262387432701</text:p>
          </table:table-cell>
          <table:table-cell table:style-name="ce34" table:number-columns-repeated="2"/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_pol3" table:style-name="ta1"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15" table:default-cell-style-name="ce12"/>
        <table:table-column table:style-name="co6" table:default-cell-style-name="ce12"/>
        <table:table-column table:style-name="co16" table:default-cell-style-name="ce12"/>
        <table:table-column table:style-name="co9" table:default-cell-style-name="ce12"/>
        <table:table-column table:style-name="co17" table:default-cell-style-name="ce12"/>
        <table:table-column table:style-name="co18" table:default-cell-style-name="ce12"/>
        <table:table-column table:style-name="co11" table:default-cell-style-name="ce12"/>
        <table:table-column table:style-name="co12" table:default-cell-style-name="ce12"/>
        <table:table-column table:style-name="co1" table:number-columns-repeated="2" table:default-cell-style-name="ce12"/>
        <table:table-column table:style-name="co13" table:default-cell-style-name="ce12"/>
        <table:table-column table:style-name="co1" table:number-columns-repeated="1010" table:default-cell-style-name="ce12"/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2"/>
          <table:table-cell table:style-name="ce19" office:value-type="string" calcext:value-type="string">
            <text:p>Stat</text:p>
          </table:table-cell>
          <table:table-cell table:style-name="ce20" table:formula="of:=[.K1]" office:value-type="percentage" office:value="0.004903235" calcext:value-type="percentage">
            <text:p>0.49%</text:p>
          </table:table-cell>
          <table:table-cell table:style-name="ce5" table:number-columns-repeated="3"/>
          <table:table-cell table:style-name="ce5" office:value-type="string" calcext:value-type="string">
            <text:p>Relative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rho</text:p>
          </table:table-cell>
          <table:table-cell table:style-name="ce5" table:formula="of:=100*ABS([.I2]-[.I1])" office:value-type="float" office:value="0" calcext:value-type="float">
            <text:p>0</text:p>
          </table:table-cell>
          <table:table-cell table:style-name="ce5" table:formula="of:=[.O2]/100" office:value-type="float" office:value="0" calcext:value-type="float">
            <text:p>0</text:p>
          </table:table-cell>
          <table:table-cell table:style-name="ce5" table:formula="of:=[.P2]*[.P2]" office:value-type="float" office:value="0" calcext:value-type="float">
            <text:p>0</text:p>
          </table:table-cell>
          <table:table-cell table:style-name="ce5"/>
          <table:table-cell table:style-name="ce19" table:formula="of:=[.O2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6" calcext:value-type="float">
            <text:p>0.6681556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47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Bkg 1%</text:p>
          </table:table-cell>
          <table:table-cell table:style-name="ce5" table:formula="of:=100*ABS([.I4]-[.I3])" office:value-type="float" office:value="0.0000200000000005751" calcext:value-type="float">
            <text:p>2.00000000005751E-05</text:p>
          </table:table-cell>
          <table:table-cell table:style-name="ce5" table:formula="of:=[.O3]/100" office:value-type="float" office:value="0.000000200000000005751" calcext:value-type="float">
            <text:p>2.00000000005751E-07</text:p>
          </table:table-cell>
          <table:table-cell table:style-name="ce5" table:number-columns-repeated="2"/>
          <table:table-cell table:style-name="ce5" table:formula="of:=[.O3]/[.$I$1]" office:value-type="float" office:value="0.0000299331517896285" calcext:value-type="float">
            <text:p>2.99331517896285E-05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4" calcext:value-type="float">
            <text:p>0.6681554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23" calcext:value-type="percentage">
            <text:p>0.49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61" calcext:value-type="float">
            <text:p>0.6681561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96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Bkg 5%</text:p>
          </table:table-cell>
          <table:table-cell table:style-name="ce5" table:formula="of:=100*ABS([.I6]-[.I5])" office:value-type="float" office:value="0.000119999999992348" calcext:value-type="float">
            <text:p>0.000119999999992</text:p>
          </table:table-cell>
          <table:table-cell table:style-name="ce5" table:formula="of:=[.O5]/100" office:value-type="float" office:value="0.00000119999999992348" calcext:value-type="float">
            <text:p>1.19999999992348E-06</text:p>
          </table:table-cell>
          <table:table-cell table:style-name="ce5" table:formula="of:=[.P5]*[.P5]" office:value-type="float" office:value="0.00000000000143999999981636" calcext:value-type="float">
            <text:p>1.43999999981636E-12</text:p>
          </table:table-cell>
          <table:table-cell table:style-name="ce5"/>
          <table:table-cell table:style-name="ce19" table:formula="of:=[.O5]/[.$I$1]" office:value-type="float" office:value="0.000179598910721155" calcext:value-type="float">
            <text:p>0.000179598910721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49" calcext:value-type="float">
            <text:p>0.6681549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175" calcext:value-type="percentage">
            <text:p>0.49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67" calcext:value-type="float">
            <text:p>0.6681567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356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Bkg 10%</text:p>
          </table:table-cell>
          <table:table-cell table:style-name="ce5" table:formula="of:=100*ABS([.I8]-[.I7])" office:value-type="float" office:value="0.000250000000001638" calcext:value-type="float">
            <text:p>0.000250000000002</text:p>
          </table:table-cell>
          <table:table-cell table:style-name="ce5" table:formula="of:=[.O7]/100" office:value-type="float" office:value="0.00000250000000001638" calcext:value-type="float">
            <text:p>2.50000000001638E-06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42" calcext:value-type="float">
            <text:p>0.6681542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115" calcext:value-type="percentage">
            <text:p>0.49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Rc 1%</text:p>
          </table:table-cell>
          <table:table-cell table:style-name="ce5" table:formula="of:=100*ABS([.I10]-[.I9])" office:value-type="float" office:value="0" calcext:value-type="float">
            <text:p>0</text:p>
          </table:table-cell>
          <table:table-cell table:style-name="ce5" table:formula="of:=[.O9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Rc 5%</text:p>
          </table:table-cell>
          <table:table-cell table:style-name="ce5" table:formula="of:=100*ABS([.I12]-[.I11])" office:value-type="float" office:value="0" calcext:value-type="float">
            <text:p>0</text:p>
          </table:table-cell>
          <table:table-cell table:style-name="ce5" table:formula="of:=[.O11]/100" office:value-type="float" office:value="0" calcext:value-type="float">
            <text:p>0</text:p>
          </table:table-cell>
          <table:table-cell table:style-name="ce5" table:formula="of:=[.P11]*[.P11]" office:value-type="float" office:value="0" calcext:value-type="float">
            <text:p>0</text:p>
          </table:table-cell>
          <table:table-cell table:style-name="ce5"/>
          <table:table-cell table:style-name="ce5" table:formula="of:=[.O11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uds tagging 1%</text:p>
          </table:table-cell>
          <table:table-cell table:style-name="ce5" table:formula="of:=100*ABS([.I14]-[.I13])" office:value-type="float" office:value="0" calcext:value-type="float">
            <text:p>0</text:p>
          </table:table-cell>
          <table:table-cell table:style-name="ce5" table:formula="of:=[.O13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uds tagging 5%</text:p>
          </table:table-cell>
          <table:table-cell table:style-name="ce5" table:formula="of:=100*ABS([.I16]-[.I15])" office:value-type="float" office:value="0" calcext:value-type="float">
            <text:p>0</text:p>
          </table:table-cell>
          <table:table-cell table:style-name="ce5" table:formula="of:=[.O15]/100" office:value-type="float" office:value="0" calcext:value-type="float">
            <text:p>0</text:p>
          </table:table-cell>
          <table:table-cell table:style-name="ce5" table:formula="of:=[.P15]*[.P15]" office:value-type="float" office:value="0" calcext:value-type="float">
            <text:p>0</text:p>
          </table:table-cell>
          <table:table-cell table:style-name="ce5"/>
          <table:table-cell table:style-name="ce5" table:formula="of:=[.O15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c tagging 1%</text:p>
          </table:table-cell>
          <table:table-cell table:style-name="ce5" table:formula="of:=100*ABS([.I18]-[.I17])" office:value-type="float" office:value="0" calcext:value-type="float">
            <text:p>0</text:p>
          </table:table-cell>
          <table:table-cell table:style-name="ce5" table:formula="of:=[.O17]/100" office:value-type="float" office:value="0" calcext:value-type="float">
            <text:p>0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2"/>
          <table:table-cell table:style-name="ce5" office:value-type="string" calcext:value-type="string">
            <text:p>c tagging 5%</text:p>
          </table:table-cell>
          <table:table-cell table:style-name="ce5" table:formula="of:=100*ABS([.I20]-[.I19])" office:value-type="float" office:value="0" calcext:value-type="float">
            <text:p>0</text:p>
          </table:table-cell>
          <table:table-cell table:style-name="ce5" table:formula="of:=[.O19]/100" office:value-type="float" office:value="0" calcext:value-type="float">
            <text:p>0</text:p>
          </table:table-cell>
          <table:table-cell table:style-name="ce5" table:formula="of:=[.P19]*[.P19]" office:value-type="float" office:value="0" calcext:value-type="float">
            <text:p>0</text:p>
          </table:table-cell>
          <table:table-cell table:style-name="ce5"/>
          <table:table-cell table:style-name="ce19" table:formula="of:=[.O19]/[.$I$1]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555" calcext:value-type="float">
            <text:p>0.668155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03235" calcext:value-type="percentage">
            <text:p>0.49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7975" calcext:value-type="float">
            <text:p>0.668797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869168" calcext:value-type="percentage">
            <text:p>0.19%</text:p>
          </table:table-cell>
          <table:table-cell table:style-name="ce5" table:number-columns-repeated="2"/>
          <table:table-cell table:style-name="ce5" office:value-type="string" calcext:value-type="string">
            <text:p>Rho (2)</text:p>
          </table:table-cell>
          <table:table-cell table:style-name="ce5" table:formula="of:=100*ABS([.I21]-[.I1])" office:value-type="float" office:value="0.064199999999992" calcext:value-type="float">
            <text:p>0.064199999999992</text:p>
          </table:table-cell>
          <table:table-cell table:style-name="ce5" table:formula="of:=[.O21]/100" office:value-type="float" office:value="0.00064199999999992" calcext:value-type="float">
            <text:p>0.000642</text:p>
          </table:table-cell>
          <table:table-cell table:style-name="ce5" table:formula="of:=[.P21]*[.P21]" office:value-type="float" office:value="0.000000412163999999898" calcext:value-type="float">
            <text:p>4.12163999999898E-07</text:p>
          </table:table-cell>
          <table:table-cell table:style-name="ce5"/>
          <table:table-cell table:style-name="ce5" table:formula="of:=100*0.0001/0.1" office:value-type="float" office:value="0.1" calcext:value-type="float">
            <text:p>0.1</text:p>
          </table:table-cell>
          <table:table-cell table:style-name="ce5" table:formula="of:=[.O21]/[.$I$1]" office:value-type="float" office:value="0.0960854172419325" calcext:value-type="float">
            <text:p>0.096085417241933</text:p>
          </table:table-cell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616" calcext:value-type="float">
            <text:p>0.6681616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672075" calcext:value-type="percentage">
            <text:p>0.47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6681622" calcext:value-type="float">
            <text:p>0.6681622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4926252" calcext:value-type="percentage">
            <text:p>0.49%</text:p>
          </table:table-cell>
          <table:table-cell table:style-name="ce5" table:number-columns-repeated="3"/>
          <table:table-cell table:style-name="ce5" table:formula="of:=100*ABS([.I23]-[.I22])/2" office:value-type="float" office:value="0.0000299999999953115" calcext:value-type="float">
            <text:p>2.99999999953115E-05</text:p>
          </table:table-cell>
          <table:table-cell table:style-name="ce5" table:formula="of:=[.O23]/100" office:value-type="float" office:value="0.000000299999999953116" calcext:value-type="float">
            <text:p>2.99999999953116E-07</text:p>
          </table:table-cell>
          <table:table-cell table:style-name="ce5"/>
          <table:table-cell table:style-name="ce19" table:formula="of:=100*SQRT(SUM([.Q2:.Q22]))/[.I1]" office:value-type="float" office:value="0.0960855850912352" calcext:value-type="float">
            <text:p>0.096085585091235</text:p>
          </table:table-cell>
          <table:table-cell table:style-name="ce33" table:formula="of:=100*SQRT([.K23]*[.K23]-[.K22]*[.K22])" office:value-type="float" office:value="0.156194556943544" calcext:value-type="float">
            <text:p>0.156194556943544</text:p>
          </table:table-cell>
          <table:table-cell table:style-name="ce5" table:number-columns-repeated="1005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7038725" calcext:value-type="float">
            <text:p>0.7038725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565176" calcext:value-type="percentage">
            <text:p>0.16%</text:p>
          </table:table-cell>
          <table:table-cell table:style-name="ce5" table:number-columns-repeated="2"/>
          <table:table-cell table:style-name="ce5" office:value-type="string" calcext:value-type="string">
            <text:p>pol</text:p>
          </table:table-cell>
          <table:table-cell table:style-name="ce5" table:formula="of:=100*STDEV([.I26:.I29])" office:value-type="float" office:value="0.00660423285981395" calcext:value-type="float">
            <text:p>0.006604232859814</text:p>
          </table:table-cell>
          <table:table-cell table:style-name="ce5" table:formula="of:=[.O26]/100" office:value-type="float" office:value="0.0000660423285981395" calcext:value-type="float">
            <text:p>6.60423285981395E-05</text:p>
          </table:table-cell>
          <table:table-cell table:style-name="ce24" table:formula="of:=[.P26]*[.P26]" office:value-type="float" office:value="0.00000000436158916666463" calcext:value-type="float">
            <text:p>4.36158916666463E-09</text:p>
          </table:table-cell>
          <table:table-cell table:style-name="ce5"/>
          <table:table-cell table:style-name="ce19" table:formula="of:=[.O26]/[.I$1]" office:value-type="float" office:value="0.00988427523205893" calcext:value-type="float">
            <text:p>0.009884275232059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7038168" calcext:value-type="float">
            <text:p>0.7038168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566335" calcext:value-type="percentage">
            <text:p>0.16%</text:p>
          </table:table-cell>
          <table:table-cell table:style-name="ce5" table:number-columns-repeated="3"/>
          <table:table-cell table:style-name="ce5" table:formula="of:=100*(MAX([.I26:.I29])-MIN([.I26:.I29]))" office:value-type="float" office:value="0.0155499999999975" calcext:value-type="float">
            <text:p>0.015549999999998</text:p>
          </table:table-cell>
          <table:table-cell table:style-name="ce5" table:formula="of:=[.O27]/100" office:value-type="float" office:value="0.000155499999999975" calcext:value-type="float">
            <text:p>0.0001555</text:p>
          </table:table-cell>
          <table:table-cell table:style-name="ce5" table:number-columns-repeated="1008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7039723" calcext:value-type="float">
            <text:p>0.7039723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565249" calcext:value-type="percentage">
            <text:p>0.16%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PD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larisat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y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5" office:value-type="string" calcext:value-type="string">
            <text:p>AFB</text:p>
          </table:table-cell>
          <table:table-cell table:style-name="ce5" office:value-type="float" office:value="0.7039171" calcext:value-type="float">
            <text:p>0.7039171</text:p>
          </table:table-cell>
          <table:table-cell table:style-name="ce5" office:value-type="string" calcext:value-type="string">
            <text:p>Rel_Error</text:p>
          </table:table-cell>
          <table:table-cell table:style-name="ce7" office:value-type="percentage" office:value="0.001566414" calcext:value-type="percentage">
            <text:p>0.16%</text:p>
          </table:table-cell>
          <table:table-cell table:style-name="ce5" table:number-columns-repeated="1013"/>
        </table:table-row>
        <table:table-row table:style-name="ro1">
          <table:table-cell table:style-name="ce5" table:number-columns-repeated="15"/>
          <table:table-cell table:style-name="ce5" office:value-type="string" calcext:value-type="string">
            <text:p>Total</text:p>
          </table:table-cell>
          <table:table-cell table:style-name="ce19" table:formula="of:=100*SQRT(SUM([.Q2:.Q27]))/[.I1]" office:value-type="float" office:value="0.0965926423657004" calcext:value-type="float">
            <text:p>0.0965926423657</text:p>
          </table:table-cell>
          <table:table-cell table:style-name="ce5" table:number-columns-repeated="1007"/>
        </table:table-row>
        <table:table-row table:style-name="ro1">
          <table:table-cell table:style-name="ce5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-quark,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900fb-1,</text:p>
          </table:table-cell>
          <table:table-cell office:value-type="string" calcext:value-type="string">
            <text:p>pol=3</text:p>
          </table:table-cell>
          <table:table-cell office:value-type="string" calcext:value-type="string">
            <text:p>0=left,</text:p>
          </table:table-cell>
          <table:table-cell office:value-type="string" calcext:value-type="string">
            <text:p>1=right,</text:p>
          </table:table-cell>
          <table:table-cell office:value-type="string" calcext:value-type="string">
            <text:p>2=80/30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3=80/30</text:p>
          </table:table-cell>
          <table:table-cell office:value-type="string" calcext:value-type="string">
            <text:p>right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t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</text:p>
          </table:table-cell>
          <table:table-cell office:value-type="float" office:value="0.313838" calcext:value-type="float">
            <text:p>0.313838</text:p>
          </table:table-cell>
          <table:table-cell office:value-type="string" calcext:value-type="string">
            <text:p>Error</text:p>
          </table:table-cell>
          <table:table-cell office:value-type="float" office:value="0.000261079" calcext:value-type="float">
            <text:p>0.000261079</text:p>
          </table:table-cell>
          <table:table-cell office:value-type="string" calcext:value-type="string">
            <text:p>(0.0831892/%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R</text:p>
          </table:table-cell>
          <table:table-cell office:value-type="float" office:value="0.31387" calcext:value-type="float">
            <text:p>0.31387</text:p>
          </table:table-cell>
          <table:table-cell office:value-type="string" calcext:value-type="string">
            <text:p>Error</text:p>
          </table:table-cell>
          <table:table-cell office:value-type="float" office:value="0.000761583" calcext:value-type="float">
            <text:p>0.000761583</text:p>
          </table:table-cell>
          <table:table-cell office:value-type="string" calcext:value-type="string">
            <text:p>(0.242643/%)</text:p>
          </table:table-cell>
          <table:table-cell table:number-columns-repeated="4"/>
          <table:table-cell office:value-type="string" calcext:value-type="string">
            <text:p>stat</text:p>
          </table:table-cell>
          <table:table-cell table:number-columns-repeated="2"/>
          <table:table-cell table:style-name="ce25" table:formula="of:=[.H41]/[.F41]" office:value-type="percentage" office:value="0.00242642813903845" calcext:value-type="percentage">
            <text:p>0.243%</text:p>
          </table:table-cell>
          <table:table-cell table:style-name="ce28" table:formula="of:=[.Q41]*100" office:value-type="float" office:value="0.242642813903845" calcext:value-type="float">
            <text:p>0.2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stats+rho</text:p>
          </table:table-cell>
          <table:table-cell office:value-type="string" calcext:value-type="string">
            <text:p>R</text:p>
          </table:table-cell>
          <table:table-cell office:value-type="float" office:value="0.313797" calcext:value-type="float">
            <text:p>0.313797</text:p>
          </table:table-cell>
          <table:table-cell office:value-type="string" calcext:value-type="string">
            <text:p>Error</text:p>
          </table:table-cell>
          <table:table-cell office:value-type="float" office:value="0.000870818" calcext:value-type="float">
            <text:p>0.000870818</text:p>
          </table:table-cell>
          <table:table-cell office:value-type="string" calcext:value-type="string">
            <text:p>(0.27751/%)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number-columns-repeated="2"/>
          <table:table-cell table:style-name="ce25" table:formula="of:=ABS([.F41]-[.E42])/([.F41]+[.E42])" office:value-type="percentage" office:value="0.000116303708813822" calcext:value-type="percentage">
            <text:p>0.012%</text:p>
          </table:table-cell>
          <table:table-cell table:style-name="ce28" table:formula="of:=[.Q42]*100" office:value-type="float" office:value="0.0116303708813822" calcext:value-type="float">
            <text:p>0.0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b=10%</text:p>
          </table:table-cell>
          <table:table-cell office:value-type="string" calcext:value-type="string">
            <text:p>R</text:p>
          </table:table-cell>
          <table:table-cell office:value-type="float" office:value="0.314713" calcext:value-type="float">
            <text:p>0.314713</text:p>
          </table:table-cell>
          <table:table-cell office:value-type="string" calcext:value-type="string">
            <text:p>Error</text:p>
          </table:table-cell>
          <table:table-cell office:value-type="float" office:value="0.000807153" calcext:value-type="float">
            <text:p>0.000807153</text:p>
          </table:table-cell>
          <table:table-cell office:value-type="string" calcext:value-type="string">
            <text:p>(0.256472/%)</text:p>
          </table:table-cell>
          <table:table-cell table:number-columns-repeated="5"/>
          <table:table-cell office:value-type="string" calcext:value-type="string">
            <text:p>effb</text:p>
          </table:table-cell>
          <table:table-cell table:style-name="ce21" table:formula="of:=ABS([.E40]-[.E45])/([.E40]+[.E45])" office:value-type="percentage" office:value="0.000716416769883759" calcext:value-type="percentage">
            <text:p>0.072%</text:p>
          </table:table-cell>
          <table:table-cell table:style-name="ce22" table:formula="of:=ABS([.E40]-[.E43])/([.E40]+[.E43])" office:value-type="percentage" office:value="0.00139209069749306" calcext:value-type="percentage">
            <text:p>0.139%</text:p>
          </table:table-cell>
          <table:table-cell table:style-name="ce25" table:formula="of:=([.O43]+[.P43])/2" office:value-type="percentage" office:value="0.00105425373368841" calcext:value-type="percentage">
            <text:p>0.105%</text:p>
          </table:table-cell>
          <table:table-cell table:style-name="ce28" table:formula="of:=[.Q43]*100" office:value-type="float" office:value="0.105425373368841" calcext:value-type="float">
            <text:p>0.1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uds=10%</text:p>
          </table:table-cell>
          <table:table-cell office:value-type="string" calcext:value-type="string">
            <text:p>R</text:p>
          </table:table-cell>
          <table:table-cell office:value-type="float" office:value="0.314359" calcext:value-type="float">
            <text:p>0.314359</text:p>
          </table:table-cell>
          <table:table-cell office:value-type="string" calcext:value-type="string">
            <text:p>Error</text:p>
          </table:table-cell>
          <table:table-cell office:value-type="float" office:value="0.000806955" calcext:value-type="float">
            <text:p>0.000806955</text:p>
          </table:table-cell>
          <table:table-cell office:value-type="string" calcext:value-type="string">
            <text:p>(0.256699/%)</text:p>
          </table:table-cell>
          <table:table-cell table:number-columns-repeated="5"/>
          <table:table-cell office:value-type="string" calcext:value-type="string">
            <text:p>effuds</text:p>
          </table:table-cell>
          <table:table-cell table:style-name="ce21" table:formula="of:=ABS([.E40]-[.E46])/([.E40]+[.E46])" office:value-type="percentage" office:value="0.000434748681819651" calcext:value-type="percentage">
            <text:p>0.043%</text:p>
          </table:table-cell>
          <table:table-cell table:style-name="ce22" table:formula="of:=ABS([.E40]-[.E44])/([.E40]+[.E44])" office:value-type="percentage" office:value="0.000829357669648205" calcext:value-type="percentage">
            <text:p>0.083%</text:p>
          </table:table-cell>
          <table:table-cell table:style-name="ce25" table:formula="of:=([.O44]+[.P44])/2" office:value-type="percentage" office:value="0.000632053175733928" calcext:value-type="percentage">
            <text:p>0.063%</text:p>
          </table:table-cell>
          <table:table-cell table:style-name="ce28" table:formula="of:=[.Q44]*100" office:value-type="float" office:value="0.0632053175733928" calcext:value-type="float">
            <text:p>0.0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b=5%</text:p>
          </table:table-cell>
          <table:table-cell office:value-type="string" calcext:value-type="string">
            <text:p>R</text:p>
          </table:table-cell>
          <table:table-cell office:value-type="float" office:value="0.314288" calcext:value-type="float">
            <text:p>0.314288</text:p>
          </table:table-cell>
          <table:table-cell office:value-type="string" calcext:value-type="string">
            <text:p>Error</text:p>
          </table:table-cell>
          <table:table-cell office:value-type="float" office:value="0.000806166" calcext:value-type="float">
            <text:p>0.000806166</text:p>
          </table:table-cell>
          <table:table-cell office:value-type="string" calcext:value-type="string">
            <text:p>(0.256505/%)</text:p>
          </table:table-cell>
          <table:table-cell table:number-columns-repeated="6"/>
          <table:table-cell table:style-name="ce22"/>
          <table:table-cell table:number-columns-repeated="2"/>
          <table:table-cell table:style-name="ce2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co,</text:p>
          </table:table-cell>
          <table:table-cell office:value-type="string" calcext:value-type="string">
            <text:p>Delta_effuds=5%</text:p>
          </table:table-cell>
          <table:table-cell office:value-type="string" calcext:value-type="string">
            <text:p>R</text:p>
          </table:table-cell>
          <table:table-cell office:value-type="float" office:value="0.314111" calcext:value-type="float">
            <text:p>0.314111</text:p>
          </table:table-cell>
          <table:table-cell office:value-type="string" calcext:value-type="string">
            <text:p>Error</text:p>
          </table:table-cell>
          <table:table-cell office:value-type="float" office:value="0.000806067" calcext:value-type="float">
            <text:p>0.000806067</text:p>
          </table:table-cell>
          <table:table-cell office:value-type="string" calcext:value-type="string">
            <text:p>(0.256619/%)</text:p>
          </table:table-cell>
          <table:table-cell table:number-columns-repeated="9"/>
          <table:table-cell table:style-name="ce2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ltaRb=1%</text:p>
          </table:table-cell>
          <table:table-cell office:value-type="string" calcext:value-type="string">
            <text:p>R</text:p>
          </table:table-cell>
          <table:table-cell office:value-type="float" office:value="0.313797" calcext:value-type="float">
            <text:p>0.313797</text:p>
          </table:table-cell>
          <table:table-cell office:value-type="string" calcext:value-type="string">
            <text:p>Error</text:p>
          </table:table-cell>
          <table:table-cell table:style-name="ce17" office:value-type="float" office:value="0.0000438306" calcext:value-type="float">
            <text:p>4.38E-05</text:p>
          </table:table-cell>
          <table:table-cell office:value-type="string" calcext:value-type="string">
            <text:p>(0.0139678/%)</text:p>
          </table:table-cell>
          <table:table-cell table:number-columns-repeated="7"/>
          <table:table-cell table:style-name="ce22"/>
          <table:table-cell table:number-columns-repeated="2"/>
          <table:table-cell table:style-name="ce2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ltaRb=5%</text:p>
          </table:table-cell>
          <table:table-cell office:value-type="string" calcext:value-type="string">
            <text:p>R</text:p>
          </table:table-cell>
          <table:table-cell office:value-type="float" office:value="0.313797" calcext:value-type="float">
            <text:p>0.313797</text:p>
          </table:table-cell>
          <table:table-cell office:value-type="string" calcext:value-type="string">
            <text:p>Error</text:p>
          </table:table-cell>
          <table:table-cell office:value-type="float" office:value="0.000219144" calcext:value-type="float">
            <text:p>0.000219144</text:p>
          </table:table-cell>
          <table:table-cell office:value-type="string" calcext:value-type="string">
            <text:p>(0.0698362/%)</text:p>
          </table:table-cell>
          <table:table-cell table:number-columns-repeated="6"/>
          <table:table-cell office:value-type="string" calcext:value-type="string">
            <text:p>Pol</text:p>
          </table:table-cell>
          <table:table-cell table:number-columns-repeated="2"/>
          <table:table-cell table:style-name="ce25" table:formula="of:=[.C50]" office:value-type="percentage" office:value="0.000173851" calcext:value-type="percentage">
            <text:p>0.017%</text:p>
          </table:table-cell>
          <table:table-cell table:style-name="ce28" table:formula="of:=[.Q48]*100" office:value-type="float" office:value="0.0173851" calcext:value-type="float">
            <text:p>0.0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-quark,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900fb-1,</text:p>
          </table:table-cell>
          <table:table-cell office:value-type="string" calcext:value-type="string">
            <text:p>pol=3</text:p>
          </table:table-cell>
          <table:table-cell office:value-type="string" calcext:value-type="string">
            <text:p>0=left,</text:p>
          </table:table-cell>
          <table:table-cell office:value-type="string" calcext:value-type="string">
            <text:p>1=right,</text:p>
          </table:table-cell>
          <table:table-cell office:value-type="string" calcext:value-type="string">
            <text:p>2=80/30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3=80/30</text:p>
          </table:table-cell>
          <table:table-cell office:value-type="string" calcext:value-type="string">
            <text:p>right)</text:p>
          </table:table-cell>
          <table:table-cell table:number-columns-repeated="5"/>
          <table:table-cell table:style-name="ce22"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string" calcext:value-type="string">
            <text:p>unc</text:p>
          </table:table-cell>
          <table:table-cell table:style-name="ce16" office:value-type="percentage" office:value="0.000173851" calcext:value-type="percentage">
            <text:p>0.02%</text:p>
          </table:table-cell>
          <table:table-cell table:number-columns-repeated="10"/>
          <table:table-cell office:value-type="string" calcext:value-type="string">
            <text:p>BKG 5%</text:p>
          </table:table-cell>
          <table:table-cell table:number-columns-repeated="2"/>
          <table:table-cell table:style-name="ce25" table:formula="of:=ABS([.E53]-[.E52])/([.E52]+[.E53])" office:value-type="percentage" office:value="0.000620051740050127" calcext:value-type="percentage">
            <text:p>0.062%</text:p>
          </table:table-cell>
          <table:table-cell table:style-name="ce28" table:formula="of:=[.Q50]*100" office:value-type="float" office:value="0.0620051740050127" calcext:value-type="float">
            <text:p>0.0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-quark,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900fb-1,</text:p>
          </table:table-cell>
          <table:table-cell office:value-type="string" calcext:value-type="string">
            <text:p>pol=3</text:p>
          </table:table-cell>
          <table:table-cell office:value-type="string" calcext:value-type="string">
            <text:p>0=left,</text:p>
          </table:table-cell>
          <table:table-cell office:value-type="string" calcext:value-type="string">
            <text:p>1=right,</text:p>
          </table:table-cell>
          <table:table-cell office:value-type="string" calcext:value-type="string">
            <text:p>2=80/30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3=80/30</text:p>
          </table:table-cell>
          <table:table-cell office:value-type="string" calcext:value-type="string">
            <text:p>right)</text:p>
          </table:table-cell>
          <table:table-cell table:number-columns-repeated="3"/>
          <table:table-cell table:style-name="ce22"/>
          <table:table-cell table:style-name="ce23" office:value-type="string" calcext:value-type="string">
            <text:p>Total syst</text:p>
          </table:table-cell>
          <table:table-cell table:style-name="ce27" table:formula="of:=SQRT([.Q42]*[.Q42]+[.Q43]*[.Q43]+[.Q44]*[.Q44]+[.Q48]*[.Q48]+[.Q50]*[.Q50])" office:value-type="percentage" office:value="0.00139253618810261" calcext:value-type="percentage">
            <text:p>0.139%</text:p>
          </table:table-cell>
          <table:table-cell table:style-name="ce28" table:formula="of:=[.Q51]*100" office:value-type="float" office:value="0.139253618810261" calcext:value-type="float">
            <text:p>0.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KG</text:p>
          </table:table-cell>
          <table:table-cell office:value-type="string" calcext:value-type="string">
            <text:p>u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0.313878" calcext:value-type="float">
            <text:p>0.313878</text:p>
          </table:table-cell>
          <table:table-cell office:value-type="string" calcext:value-type="string">
            <text:p>Error</text:p>
          </table:table-cell>
          <table:table-cell office:value-type="float" office:value="0.000761955" calcext:value-type="float">
            <text:p>0.000761955</text:p>
          </table:table-cell>
          <table:table-cell office:value-type="string" calcext:value-type="string">
            <text:p>(0.242755/%)</text:p>
          </table:table-cell>
          <table:table-cell table:number-columns-repeated="9"/>
          <table:table-cell table:style-name="ce29" table:formula="of:=SQRT([.Q41]*[.Q41]+[.R51]*[.R51])" office:value-type="percentage" office:value="0.13927475688461" calcext:value-type="percentage">
            <text:p>13.927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KG</text:p>
          </table:table-cell>
          <table:table-cell office:value-type="string" calcext:value-type="string">
            <text:p>u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0.313489" calcext:value-type="float">
            <text:p>0.313489</text:p>
          </table:table-cell>
          <table:table-cell office:value-type="string" calcext:value-type="string">
            <text:p>Error</text:p>
          </table:table-cell>
          <table:table-cell office:value-type="float" office:value="0.000760864" calcext:value-type="float">
            <text:p>0.000760864</text:p>
          </table:table-cell>
          <table:table-cell office:value-type="string" calcext:value-type="string">
            <text:p>(0.242708/%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KG</text:p>
          </table:table-cell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0.308456" calcext:value-type="float">
            <text:p>0.308456</text:p>
          </table:table-cell>
          <table:table-cell office:value-type="string" calcext:value-type="string">
            <text:p>Error</text:p>
          </table:table-cell>
          <table:table-cell office:value-type="float" office:value="0.00252444" calcext:value-type="float">
            <text:p>0.00252444</text:p>
          </table:table-cell>
          <table:table-cell office:value-type="string" calcext:value-type="string">
            <text:p>(0.818412/%)</text:p>
          </table:table-cell>
          <table:table-cell table:formula="of:=100*ABS([.E53]-[.E52])/([.E52]+[.E53])" office:value-type="float" office:value="0.0620051740050127" calcext:value-type="float">
            <text:p>0.062005174005013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8" table:default-cell-style-name="ce37"/>
        <table:table-row table:style-name="ro1">
          <table:table-cell table:number-columns-repeated="3"/>
          <table:table-cell table:style-name="ce35" office:value-type="string" calcext:value-type="string" table:number-columns-spanned="2" table:number-rows-spanned="1">
            <text:p>left</text:p>
          </table:table-cell>
          <table:covered-table-cell table:style-name="Default"/>
          <table:table-cell table:style-name="ce35" office:value-type="string" calcext:value-type="string" table:number-columns-spanned="2" table:number-rows-spanned="1">
            <text:p>right</text:p>
          </table:table-cell>
          <table:covered-table-cell table:style-name="Default"/>
          <table:table-cell table:style-name="ce35" office:value-type="string" calcext:value-type="string" table:number-columns-spanned="2" table:number-rows-spanned="1">
            <text:p>left</text:p>
          </table:table-cell>
          <table:covered-table-cell table:style-name="Default"/>
          <table:table-cell table:style-name="ce35" office:value-type="string" calcext:value-type="string" table:number-columns-spanned="2" table:number-rows-spanned="1">
            <text:p>right</text:p>
          </table:table-cell>
          <table:covered-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FBc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FBc</text:p>
          </table:table-cell>
          <table:table-cell table:style-name="Default" office:value-type="string" calcext:value-type="string">
            <text:p>Rb</text:p>
          </table:table-cell>
          <table:table-cell table:style-name="Default" office:value-type="string" calcext:value-type="string">
            <text:p>AFBb</text:p>
          </table:table-cell>
          <table:table-cell table:style-name="Default" office:value-type="string" calcext:value-type="string">
            <text:p>Rb</text:p>
          </table:table-cell>
          <table:table-cell table:style-name="Default" office:value-type="string" calcext:value-type="string">
            <text:p>AFB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bf{statistics}</text:p>
          </table:table-cell>
          <table:table-cell table:style-name="ce36" table:formula="of:=[$cc_pol2.$R41]" office:value-type="float" office:value="0.166608751608752" calcext:value-type="float">
            <text:p>0.17</text:p>
          </table:table-cell>
          <table:table-cell table:style-name="ce36" table:formula="of:=100*[$cc_pol2.$O1]" office:value-type="float" office:value="0.3590283" calcext:value-type="float">
            <text:p>0.36</text:p>
          </table:table-cell>
          <table:table-cell table:style-name="ce36" table:formula="of:=[$cc_pol3.$R41]" office:value-type="float" office:value="0.242642813903845" calcext:value-type="float">
            <text:p>0.24</text:p>
          </table:table-cell>
          <table:table-cell table:style-name="ce36" table:formula="of:=100*[$cc_pol3.$O1]" office:value-type="float" office:value="0.4903235" calcext:value-type="float">
            <text:p>0.49</text:p>
          </table:table-cell>
          <table:table-cell table:style-name="ce36" table:formula="of:=[$bb_pol2.$R41]" office:value-type="float" office:value="0.113961002522254" calcext:value-type="float">
            <text:p>0.11</text:p>
          </table:table-cell>
          <table:table-cell table:style-name="ce36" table:formula="of:=100*[$bb_pol2.$O1]" office:value-type="float" office:value="0.2213364" calcext:value-type="float">
            <text:p>0.22</text:p>
          </table:table-cell>
          <table:table-cell table:style-name="ce36" table:formula="of:=[$bb_pol3.$R41]" office:value-type="float" office:value="0.21416080289758" calcext:value-type="float">
            <text:p>0.21</text:p>
          </table:table-cell>
          <table:table-cell table:style-name="ce36" table:formula="of:=100*[$bb_pol3.$O1]" office:value-type="float" office:value="0.6364164" calcext:value-type="float">
            <text:p>0.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lection eff</text:p>
          </table:table-cell>
          <table:table-cell table:formula="of:=[$cc_pol2.$R50]" office:value-type="float" office:value="0.0442623874327007" calcext:value-type="float">
            <text:p>0.04</text:p>
          </table:table-cell>
          <table:table-cell table:formula="of:=[$cc_pol2.$S23]" office:value-type="float" office:value="0.114336679261206" calcext:value-type="float">
            <text:p>0.11</text:p>
          </table:table-cell>
          <table:table-cell table:formula="of:=[$cc_pol3.$R50]" office:value-type="float" office:value="0.0620051740050127" calcext:value-type="float">
            <text:p>0.06</text:p>
          </table:table-cell>
          <table:table-cell table:formula="of:=[$cc_pol3.$S23]" office:value-type="float" office:value="0.156194556943544" calcext:value-type="float">
            <text:p>0.16</text:p>
          </table:table-cell>
          <table:table-cell table:formula="of:=[$bb_pol2.$R50]" office:value-type="float" office:value="0.0584729695408915" calcext:value-type="float">
            <text:p>0.06</text:p>
          </table:table-cell>
          <table:table-cell table:formula="of:=[$bb_pol2.$S23]" office:value-type="float" office:value="0.0789271241247899" calcext:value-type="float">
            <text:p>0.08</text:p>
          </table:table-cell>
          <table:table-cell table:formula="of:=[$bb_pol3.$R50]" office:value-type="float" office:value="0.0203144355972625" calcext:value-type="float">
            <text:p>0.02</text:p>
          </table:table-cell>
          <table:table-cell table:formula="of:=[$bb_pol3.$S23]" office:value-type="float" office:value="0.113705025084074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kg. modelling </text:p>
          </table:table-cell>
          <table:table-cell table:formula="of:=[$cc_pol2.I54]" office:value-type="float" office:value="0.0442623874327007" calcext:value-type="float">
            <text:p>0.04</text:p>
          </table:table-cell>
          <table:table-cell table:formula="of:=[$cc_pol2.I54]" office:value-type="float" office:value="0.0442623874327007" calcext:value-type="float">
            <text:p>0.04</text:p>
          </table:table-cell>
          <table:table-cell table:formula="of:=[$cc_pol3.I54]" office:value-type="float" office:value="0.0620051740050127" calcext:value-type="float">
            <text:p>0.06</text:p>
          </table:table-cell>
          <table:table-cell table:formula="of:=[$cc_pol3.I54]" office:value-type="float" office:value="0.0620051740050127" calcext:value-type="float">
            <text:p>0.06</text:p>
          </table:table-cell>
          <table:table-cell table:formula="of:=[$bb_pol2.I54]" office:value-type="float" office:value="0.0584729695408915" calcext:value-type="float">
            <text:p>0.06</text:p>
          </table:table-cell>
          <table:table-cell table:formula="of:=[$bb_pol2.I54]" office:value-type="float" office:value="0.0584729695408915" calcext:value-type="float">
            <text:p>0.06</text:p>
          </table:table-cell>
          <table:table-cell table:formula="of:=[$bb_pol3.I54]" office:value-type="float" office:value="0.0203144355972625" calcext:value-type="float">
            <text:p>0.02</text:p>
          </table:table-cell>
          <table:table-cell table:formula="of:=[$bb_pol3.S5]" office:value-type="float" office:value="0.000292517490360453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quark mistag</text:p>
          </table:table-cell>
          <table:table-cell table:formula="of:=[$cc_pol2.$R43]" office:value-type="float" office:value="0.179044721351984" calcext:value-type="float">
            <text:p>0.18</text:p>
          </table:table-cell>
          <table:table-cell table:formula="of:=[$cc_pol2.$S17]" office:value-type="float" office:value="0" calcext:value-type="float">
            <text:p>0.00</text:p>
          </table:table-cell>
          <table:table-cell table:formula="of:=[$cc_pol3.$R43]" office:value-type="float" office:value="0.105425373368841" calcext:value-type="float">
            <text:p>0.11</text:p>
          </table:table-cell>
          <table:table-cell table:formula="of:=[$cc_pol3.$S17]" office:value-type="float" office:value="0" calcext:value-type="float">
            <text:p>0.00</text:p>
          </table:table-cell>
          <table:table-cell table:formula="of:=[$bb_pol2.$R43]" office:value-type="float" office:value="0.131854474132632" calcext:value-type="float">
            <text:p>0.13</text:p>
          </table:table-cell>
          <table:table-cell table:formula="of:=[$bb_pol2.$S17]" office:value-type="float" office:value="0" calcext:value-type="float">
            <text:p>0.00</text:p>
          </table:table-cell>
          <table:table-cell table:formula="of:=[$bb_pol3.$R43]" office:value-type="float" office:value="0.224474680363138" calcext:value-type="float">
            <text:p>0.22</text:p>
          </table:table-cell>
          <table:table-cell table:formula="of:=[$bb_pol3.$S17]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$uds$ mistag</text:p>
          </table:table-cell>
          <table:table-cell table:formula="of:=[$cc_pol2.$R44]" office:value-type="float" office:value="0.100248491163397" calcext:value-type="float">
            <text:p>0.10</text:p>
          </table:table-cell>
          <table:table-cell table:formula="of:=[$cc_pol2.$S19]" office:value-type="float" office:value="0" calcext:value-type="float">
            <text:p>0.00</text:p>
          </table:table-cell>
          <table:table-cell table:formula="of:=[$cc_pol3.$R44]" office:value-type="float" office:value="0.0632053175733928" calcext:value-type="float">
            <text:p>0.06</text:p>
          </table:table-cell>
          <table:table-cell table:formula="of:=[$cc_pol3.$S19]" office:value-type="float" office:value="0" calcext:value-type="float">
            <text:p>0.00</text:p>
          </table:table-cell>
          <table:table-cell table:formula="of:=[$bb_pol2.$R44]" office:value-type="float" office:value="0.0954633304907568" calcext:value-type="float">
            <text:p>0.10</text:p>
          </table:table-cell>
          <table:table-cell table:formula="of:=[$bb_pol2.$S19]" office:value-type="float" office:value="0" calcext:value-type="float">
            <text:p>0.00</text:p>
          </table:table-cell>
          <table:table-cell table:formula="of:=[$bb_pol3.$R44]" office:value-type="float" office:value="0.155340608853905" calcext:value-type="float">
            <text:p>0.16</text:p>
          </table:table-cell>
          <table:table-cell table:formula="of:=[$bb_pol3.$S19]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ular correlations</text:p>
          </table:table-cell>
          <table:table-cell table:formula="of:=[$cc_pol2.$R42]" office:value-type="float" office:value="0.0112625295641458" calcext:value-type="float">
            <text:p>0.01</text:p>
          </table:table-cell>
          <table:table-cell table:formula="of:=[$cc_pol2.$S2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table:formula="of:=[$cc_pol3.$S2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table:formula="of:=[$bb_pol2.$S2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table:formula="of:=[$bb_pol3.$S21]" office:value-type="float" office:value="0.1" calcext:value-type="float">
            <text:p>0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am polarisation</text:p>
          </table:table-cell>
          <table:table-cell table:formula="of:=[$cc_pol2.$R48]" office:value-type="float" office:value="0.00287" calcext:value-type="float">
            <text:p>0.00</text:p>
          </table:table-cell>
          <table:table-cell table:formula="of:=[$cc_pol2.$S26]" office:value-type="float" office:value="0.00230612783850874" calcext:value-type="float">
            <text:p>0.00</text:p>
          </table:table-cell>
          <table:table-cell table:formula="of:=[$cc_pol3.$R48]" office:value-type="float" office:value="0.0173851" calcext:value-type="float">
            <text:p>0.02</text:p>
          </table:table-cell>
          <table:table-cell table:formula="of:=[$cc_pol3.$S26]" office:value-type="float" office:value="0.00988427523205893" calcext:value-type="float">
            <text:p>0.01</text:p>
          </table:table-cell>
          <table:table-cell table:formula="of:=[$bb_pol2.$R48]" office:value-type="float" office:value="0.0028904" calcext:value-type="float">
            <text:p>0.00</text:p>
          </table:table-cell>
          <table:table-cell table:formula="of:=[$bb_pol2.$S26]" office:value-type="float" office:value="0.00591369878328585" calcext:value-type="float">
            <text:p>0.01</text:p>
          </table:table-cell>
          <table:table-cell table:formula="of:=[$bb_pol3.$R48]" office:value-type="float" office:value="0.0300251" calcext:value-type="float">
            <text:p>0.03</text:p>
          </table:table-cell>
          <table:table-cell table:formula="of:=[$bb_pol3.$S26]" office:value-type="float" office:value="0.158155326982038" calcext:value-type="float">
            <text:p>0.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bf{systematics}</text:p>
          </table:table-cell>
          <table:table-cell table:style-name="ce36" table:formula="of:=SQRT([.D4]*[.D4]+[.D6]*[.D6]+[.D7]*[.D7]+[.D8]*[.D8]+[.D9]*[.D9])" office:value-type="float" office:value="0.210240368716318" calcext:value-type="float">
            <text:p>0.21</text:p>
          </table:table-cell>
          <table:table-cell table:style-name="ce36" table:formula="of:=SQRT([.E4]*[.E4]+[.E6]*[.E6]+[.E7]*[.E7]+[.E8]*[.E8]+[.E9]*[.E9])" office:value-type="float" office:value="0.151915089606291" calcext:value-type="float">
            <text:p>0.15</text:p>
          </table:table-cell>
          <table:table-cell table:style-name="ce36" table:formula="of:=SQRT([.F4]*[.F4]+[.F6]*[.F6]+[.F7]*[.F7]+[.F8]*[.F8]+[.F9]*[.F9])" office:value-type="float" office:value="0.171044745095881" calcext:value-type="float">
            <text:p>0.17</text:p>
          </table:table-cell>
          <table:table-cell table:style-name="ce36" table:formula="of:=SQRT([.G4]*[.G4]+[.G6]*[.G6]+[.G7]*[.G7]+[.G8]*[.G8]+[.G9]*[.G9])" office:value-type="float" office:value="0.185726784594073" calcext:value-type="float">
            <text:p>0.19</text:p>
          </table:table-cell>
          <table:table-cell table:style-name="ce36" table:formula="of:=SQRT([.H4]*[.H4]+[.H6]*[.H6]+[.H7]*[.H7]+[.H8]*[.H8]+[.H9]*[.H9])" office:value-type="float" office:value="0.199815646024705" calcext:value-type="float">
            <text:p>0.20</text:p>
          </table:table-cell>
          <table:table-cell table:style-name="ce36" table:formula="of:=SQRT([.I4]*[.I4]+[.I6]*[.I6]+[.I7]*[.I7]+[.I8]*[.I8]+[.I9]*[.I9])" office:value-type="float" office:value="0.127532202819168" calcext:value-type="float">
            <text:p>0.13</text:p>
          </table:table-cell>
          <table:table-cell table:style-name="ce36" table:formula="of:=SQRT([.J4]*[.J4]+[.J6]*[.J6]+[.J7]*[.J7]+[.J8]*[.J8]+[.J9]*[.J9])" office:value-type="float" office:value="0.292974008756545" calcext:value-type="float">
            <text:p>0.29</text:p>
          </table:table-cell>
          <table:table-cell table:style-name="ce36" table:formula="of:=SQRT([.K4]*[.K4]+[.K6]*[.K6]+[.K7]*[.K7]+[.K8]*[.K8]+[.K9]*[.K9])" office:value-type="float" office:value="0.21895648011001" calcext:value-type="float">
            <text:p>0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bf{total}</text:p>
          </table:table-cell>
          <table:table-cell table:formula="of:=SQRT([.D3]*[.D3]+[.D10]*[.D10])" office:value-type="float" office:value="0.268252658422242" calcext:value-type="float">
            <text:p>0.27</text:p>
          </table:table-cell>
          <table:table-cell table:formula="of:=SQRT([.E3]*[.E3]+[.E10]*[.E10])" office:value-type="float" office:value="0.389845501001329" calcext:value-type="float">
            <text:p>0.39</text:p>
          </table:table-cell>
          <table:table-cell table:formula="of:=SQRT([.F3]*[.F3]+[.F10]*[.F10])" office:value-type="float" office:value="0.296870072530208" calcext:value-type="float">
            <text:p>0.30</text:p>
          </table:table-cell>
          <table:table-cell table:formula="of:=SQRT([.G3]*[.G3]+[.G10]*[.G10])" office:value-type="float" office:value="0.524320105630046" calcext:value-type="float">
            <text:p>0.52</text:p>
          </table:table-cell>
          <table:table-cell table:formula="of:=SQRT([.H3]*[.H3]+[.H10]*[.H10])" office:value-type="float" office:value="0.230029134007298" calcext:value-type="float">
            <text:p>0.23</text:p>
          </table:table-cell>
          <table:table-cell table:formula="of:=SQRT([.I3]*[.I3]+[.I10]*[.I10])" office:value-type="float" office:value="0.255449143120249" calcext:value-type="float">
            <text:p>0.26</text:p>
          </table:table-cell>
          <table:table-cell table:formula="of:=SQRT([.J3]*[.J3]+[.J10]*[.J10])" office:value-type="float" office:value="0.362903043945096" calcext:value-type="float">
            <text:p>0.36</text:p>
          </table:table-cell>
          <table:table-cell table:formula="of:=SQRT([.K3]*[.K3]+[.K10]*[.K10])" office:value-type="float" office:value="0.673028806494288" calcext:value-type="float">
            <text:p>0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7:21:31.874656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9:06:17.277703566</meta:creation-date>
    <dc:date>2023-05-31T17:37:46.764859418</dc:date>
    <meta:editing-duration>PT6H13M6S</meta:editing-duration>
    <meta:editing-cycles>22</meta:editing-cycles>
    <meta:generator>LibreOffice/6.4.7.2$Linux_X86_64 LibreOffice_project/40$Build-2</meta:generator>
    <meta:document-statistic meta:table-count="6" meta:cell-count="2136" meta:object-count="0"/>
  </office:meta>
</office:document-meta>
</file>